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ff3333" style:font-name="Liberation Mono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ff3333" style:font-name="Liberation Mono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Mono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Mono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Mono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Mono"/>
    </style:style>
    <style:style style:name="ce12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style:font-name="Liberation Mono"/>
    </style:style>
    <style:style style:name="ce13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style:font-name="Liberation Mono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Liberation Mono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6600" style:font-name="Liberation Mono"/>
    </style:style>
    <style:style style:name="ce16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style:font-name="Liberation Mono"/>
    </style:style>
    <style:style style:name="ce17" style:family="table-cell" style:parent-style-name="Default">
      <style:table-cell-properties fo:border-bottom="0.06pt solid #000000" fo:background-color="#ff99ff" style:text-align-source="fix" style:repeat-content="false" fo:border-left="none" fo:border-right="none" fo:border-top="none"/>
      <style:paragraph-properties fo:text-align="center" fo:margin-left="0mm"/>
      <style:text-properties style:font-name="Liberation Mono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style:font-name="Liberation Mono"/>
    </style:style>
    <style:style style:name="ce19" style:family="table-cell" style:parent-style-name="Default">
      <style:table-cell-properties fo:border-bottom="none" fo:background-color="#9999ff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Mono"/>
    </style:style>
    <style:style style:name="ce20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style:font-name="Liberation Mono"/>
    </style:style>
    <style:style style:name="ce21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Liberation Mono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ff" style:font-name="Liberation Mono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fo:background-color="#ff9999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Mono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font-name="Liberation Mono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6600" style:font-name="Liberation Mono"/>
    </style:style>
    <style:style style:name="ce27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0000ff" style:font-name="Liberation Mono"/>
    </style:style>
    <style:style style:name="ce28" style:family="table-cell" style:parent-style-name="Default">
      <style:table-cell-properties fo:background-color="#66ffff" style:text-align-source="fix" style:repeat-content="false"/>
      <style:paragraph-properties fo:text-align="center" fo:margin-left="0mm"/>
      <style:text-properties fo:color="#0000ff" style:font-name="Liberation Mono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color="#0000ff" style:font-name="Liberation Mono"/>
    </style:style>
    <style:style style:name="ce30" style:family="table-cell" style:parent-style-name="Default">
      <style:table-cell-properties fo:background-color="#9999ff" style:text-align-source="fix" style:repeat-content="false"/>
      <style:paragraph-properties fo:text-align="center" fo:margin-left="0mm"/>
      <style:text-properties fo:color="#0000ff" style:font-name="Liberation Mono"/>
    </style:style>
    <style:style style:name="ce31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fo:color="#0000ff" style:font-name="Liberation Mono"/>
    </style:style>
    <style:style style:name="ce32" style:family="table-cell" style:parent-style-name="Default">
      <style:table-cell-properties fo:background-color="#ff9999" style:text-align-source="fix" style:repeat-content="false"/>
      <style:paragraph-properties fo:text-align="center" fo:margin-left="0mm"/>
      <style:text-properties fo:color="#0000ff" style:font-name="Liberation Mono"/>
    </style:style>
    <style:style style:name="ce33" style:family="table-cell" style:parent-style-name="Default">
      <style:table-cell-properties fo:border-bottom="0.06pt solid #000000" fo:background-color="#ff99ff" style:text-align-source="fix" style:repeat-content="false" fo:border-left="none" fo:border-right="none" fo:border-top="none"/>
      <style:paragraph-properties fo:text-align="center" fo:margin-left="0mm"/>
      <style:text-properties fo:color="#0000ff" style:font-name="Liberation Mono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Mono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Mono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Mono"/>
    </style:style>
    <style:style style:name="ce37" style:family="table-cell" style:parent-style-name="Default">
      <style:text-properties fo:color="#b2b2b2"/>
    </style:style>
    <style:style style:name="ce38" style:family="table-cell" style:parent-style-name="Default">
      <style:table-cell-properties fo:background-color="#ffff99"/>
      <style:text-properties fo:font-size="6pt" style:font-size-asian="6pt" style:font-size-complex="6pt"/>
    </style:style>
    <style:style style:name="ce39" style:family="table-cell" style:parent-style-name="Default">
      <style:text-properties fo:color="#009900"/>
    </style:style>
    <style:style style:name="ce40" style:family="table-cell" style:parent-style-name="Default">
      <style:text-properties fo:color="#ff3333"/>
    </style:style>
    <style:style style:name="ce41" style:family="table-cell" style:parent-style-name="Default">
      <style:table-cell-properties fo:background-color="#ffff99"/>
      <style:text-properties fo:color="#ff3333" fo:font-size="6pt" fo:font-weight="bold" style:font-size-asian="6pt" style:font-weight-asian="bold" style:font-size-complex="6pt" style:font-weight-complex="bold"/>
    </style:style>
    <style:style style:name="ce42" style:family="table-cell" style:parent-style-name="Default">
      <style:table-cell-properties fo:background-color="#ffff99"/>
      <style:text-properties fo:color="#009900" fo:font-size="6pt" fo:font-weight="bold" style:font-size-asian="6pt" style:font-weight-asian="bold" style:font-size-complex="6pt" style:font-weight-complex="bold"/>
    </style:style>
    <style:style style:name="ce43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ff9999"/>
    </style:style>
    <style:style style:name="ce45" style:family="table-cell" style:parent-style-name="Default">
      <style:table-cell-properties fo:background-color="#99ff66"/>
    </style:style>
    <style:style style:name="ce46" style:family="table-cell" style:parent-style-name="Default">
      <style:table-cell-properties fo:background-color="#9999ff"/>
    </style:style>
    <style:style style:name="ce47" style:family="table-cell" style:parent-style-name="Default">
      <style:table-cell-properties fo:background-color="#ffff99"/>
      <style:text-properties fo:color="#0000cc" fo:font-size="6pt" style:font-size-asian="6pt" style:font-size-complex="6pt"/>
    </style:style>
    <style:style style:name="ce48" style:family="table-cell" style:parent-style-name="Default">
      <style:table-cell-properties fo:background-color="#ffff99"/>
      <style:text-properties fo:color="#999999" fo:font-size="6pt" style:font-size-asian="6pt" style:font-size-complex="6pt"/>
    </style:style>
    <style:style style:name="ce49" style:family="table-cell" style:parent-style-name="Default">
      <style:table-cell-properties fo:background-color="#ff9999"/>
      <style:text-properties fo:color="#000000"/>
    </style:style>
    <style:style style:name="ce50" style:family="table-cell" style:parent-style-name="Default">
      <style:table-cell-properties fo:background-color="#99ff66"/>
      <style:text-properties fo:color="#000000"/>
    </style:style>
    <style:style style:name="ce51" style:family="table-cell" style:parent-style-name="Default">
      <style:table-cell-properties fo:background-color="#9999ff"/>
      <style:text-properties fo:color="#000000"/>
    </style:style>
    <style:style style:name="ce52" style:family="table-cell" style:parent-style-name="Default">
      <style:table-cell-properties fo:background-color="#ff99ff"/>
    </style:style>
    <style:style style:name="ce53" style:family="table-cell" style:parent-style-name="Default">
      <style:table-cell-properties fo:background-color="#dddddd"/>
    </style:style>
    <style:style style:name="ce54" style:family="table-cell" style:parent-style-name="Default">
      <style:table-cell-properties fo:background-color="#99ffff"/>
    </style:style>
    <style:style style:name="ce55" style:family="table-cell" style:parent-style-name="Default">
      <style:table-cell-properties fo:background-color="#99ffff" fo:border="0.99pt double #ff3333" style:border-line-width="0.26mm 0.04mm 0.53mm"/>
    </style:style>
    <style:style style:name="ce56" style:family="table-cell" style:parent-style-name="Default">
      <style:table-cell-properties fo:background-color="#99ffff"/>
      <style:text-properties fo:color="#3333ff"/>
    </style:style>
    <style:style style:name="ce57" style:family="table-cell" style:parent-style-name="Default">
      <style:table-cell-properties fo:background-color="#ff9900"/>
      <style:text-properties fo:color="#0000cc"/>
    </style:style>
    <style:style style:name="ce58" style:family="table-cell" style:parent-style-name="Default">
      <style:table-cell-properties fo:background-color="#ff6600"/>
      <style:text-properties fo:color="#0000cc"/>
    </style:style>
    <style:style style:name="ce59" style:family="table-cell" style:parent-style-name="Default">
      <style:table-cell-properties fo:background-color="#ff9999" fo:border="0.99pt double #ff3333" style:border-line-width="0.26mm 0.04mm 0.53mm"/>
    </style:style>
    <style:style style:name="ce60" style:family="table-cell" style:parent-style-name="Default">
      <style:table-cell-properties fo:background-color="#ffcc00"/>
      <style:text-properties fo:color="#000000"/>
    </style:style>
    <style:style style:name="ce61" style:family="table-cell" style:parent-style-name="Default">
      <style:table-cell-properties fo:border="0.99pt double #ff3333" style:border-line-width="0.26mm 0.04mm 0.53mm"/>
      <style:text-properties fo:color="#009900"/>
    </style:style>
    <style:style style:name="ce62" style:family="table-cell" style:parent-style-name="Default">
      <style:table-cell-properties fo:background-color="#ff9999"/>
      <style:text-properties fo:color="#3333ff"/>
    </style:style>
    <style:style style:name="ce63" style:family="table-cell" style:parent-style-name="Default">
      <style:table-cell-properties fo:background-color="#99ff66"/>
      <style:text-properties fo:color="#3333ff"/>
    </style:style>
    <style:style style:name="ce64" style:family="table-cell" style:parent-style-name="Default">
      <style:table-cell-properties fo:background-color="#9999ff"/>
      <style:text-properties fo:color="#3333ff"/>
    </style:style>
    <style:style style:name="ce65" style:family="table-cell" style:parent-style-name="Default">
      <style:table-cell-properties fo:background-color="#ffcc00"/>
      <style:text-properties fo:color="#3333ff"/>
    </style:style>
    <style:style style:name="ce66" style:family="table-cell" style:parent-style-name="Default">
      <style:table-cell-properties fo:background-color="#ff99ff"/>
      <style:text-properties fo:color="#3333ff"/>
    </style:style>
    <style:style style:name="ce67" style:family="table-cell" style:parent-style-name="Default">
      <style:text-properties fo:color="#c9211e"/>
    </style:style>
    <style:style style:name="ce68" style:family="table-cell" style:parent-style-name="Default" style:data-style-name="N0">
      <style:text-properties style:text-line-through-style="solid" style:text-line-through-type="single"/>
    </style:style>
    <style:style style:name="ce69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PCB" table:style-name="ta1">
        <table:table-column table:style-name="co1" table:default-cell-style-name="Default"/>
        <table:table-column table:style-name="co2" table:number-columns-repeated="14" table:default-cell-style-name="ce1"/>
        <table:table-column table:style-name="co2" table:number-columns-repeated="16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2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/>
          <table:table-cell office:value-type="string" calcext:value-type="string">
            <text:p>3v3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v_re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3c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g7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g15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d15</text:p>
          </table:table-cell>
        </table:table-row>
        <table:table-row table:style-name="ro1" table:number-rows-repeated="104856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pcb-straigh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office:value-type="string" calcext:value-type="string">
            <text:p>3v3</text:p>
          </table:table-cell>
          <table:table-cell table:style-name="ce1" office:value-type="string" calcext:value-type="string">
            <text:p>3v3</text:p>
          </table:table-cell>
          <table:table-cell table:style-name="ce1"/>
          <table:table-cell table:number-columns-repeated="2" table:style-name="ce1" office:value-type="string" calcext:value-type="string">
            <text:p>g</text:p>
          </table:table-cell>
          <table:table-cell/>
          <table:table-cell table:formula="of:=[.D$2]&amp;&quot;_&quot;&amp;[.$B4]" office:value-type="string" office:string-value="A_1" calcext:value-type="string">
            <text:p>A_1</text:p>
          </table:table-cell>
          <table:table-cell table:formula="of:=[.E$2]&amp;&quot;_&quot;&amp;[.$B4]" office:value-type="string" office:string-value="B_1" calcext:value-type="string">
            <text:p>B_1</text:p>
          </table:table-cell>
          <table:table-cell/>
          <table:table-cell table:formula="of:=[.G$2]&amp;&quot;_&quot;&amp;[.$B4]" office:value-type="string" office:string-value="C_1" calcext:value-type="string">
            <text:p>C_1</text:p>
          </table:table-cell>
          <table:table-cell table:formula="of:=[.H$2]&amp;&quot;_&quot;&amp;[.$B4]" office:value-type="string" office:string-value="D_1" calcext:value-type="string">
            <text:p>D_1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/>
          <table:table-cell office:value-type="string" calcext:value-type="string">
            <text:p>5v</text:p>
          </table:table-cell>
          <table:table-cell table:style-name="ce1" office:value-type="string" calcext:value-type="string">
            <text:p>5v</text:p>
          </table:table-cell>
          <table:table-cell table:style-name="ce1"/>
          <table:table-cell table:number-columns-repeated="2" table:style-name="ce1" office:value-type="string" calcext:value-type="string">
            <text:p>g</text:p>
          </table:table-cell>
          <table:table-cell/>
          <table:table-cell table:formula="of:=[.D$2]&amp;&quot;_&quot;&amp;[.$B5]" office:value-type="string" office:string-value="A_2" calcext:value-type="string">
            <text:p>A_2</text:p>
          </table:table-cell>
          <table:table-cell table:formula="of:=[.E$2]&amp;&quot;_&quot;&amp;[.$B5]" office:value-type="string" office:string-value="B_2" calcext:value-type="string">
            <text:p>B_2</text:p>
          </table:table-cell>
          <table:table-cell/>
          <table:table-cell table:formula="of:=[.G$2]&amp;&quot;_&quot;&amp;[.$B5]" office:value-type="string" office:string-value="C_2" calcext:value-type="string">
            <text:p>C_2</text:p>
          </table:table-cell>
          <table:table-cell table:formula="of:=[.H$2]&amp;&quot;_&quot;&amp;[.$B5]" office:value-type="string" office:string-value="D_2" calcext:value-type="string">
            <text:p>D_2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a11</text:p>
          </table:table-cell>
          <table:table-cell table:style-name="ce1" office:value-type="string" calcext:value-type="string">
            <text:p>a12</text:p>
          </table:table-cell>
          <table:table-cell table:style-name="ce1"/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a9</text:p>
          </table:table-cell>
          <table:table-cell/>
          <table:table-cell table:formula="of:=[.D$2]&amp;&quot;_&quot;&amp;[.$B6]" office:value-type="string" office:string-value="A_3" calcext:value-type="string">
            <text:p>A_3</text:p>
          </table:table-cell>
          <table:table-cell table:formula="of:=[.E$2]&amp;&quot;_&quot;&amp;[.$B6]" office:value-type="string" office:string-value="B_3" calcext:value-type="string">
            <text:p>B_3</text:p>
          </table:table-cell>
          <table:table-cell/>
          <table:table-cell table:formula="of:=[.G$2]&amp;&quot;_&quot;&amp;[.$B6]" office:value-type="string" office:string-value="C_3" calcext:value-type="string">
            <text:p>C_3</text:p>
          </table:table-cell>
          <table:table-cell table:formula="of:=[.H$2]&amp;&quot;_&quot;&amp;[.$B6]" office:value-type="string" office:string-value="D_3" calcext:value-type="string">
            <text:p>D_3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/>
          <table:table-cell office:value-type="string" calcext:value-type="string">
            <text:p>c1</text:p>
          </table:table-cell>
          <table:table-cell table:style-name="ce1" office:value-type="string" calcext:value-type="string">
            <text:p>c0</text:p>
          </table:table-cell>
          <table:table-cell table:style-name="ce1"/>
          <table:table-cell table:style-name="ce1" office:value-type="string" calcext:value-type="string">
            <text:p>c13</text:p>
          </table:table-cell>
          <table:table-cell table:style-name="ce1" office:value-type="string" calcext:value-type="string">
            <text:p>f0</text:p>
          </table:table-cell>
          <table:table-cell/>
          <table:table-cell table:formula="of:=[.D$2]&amp;&quot;_&quot;&amp;[.$B7]" office:value-type="string" office:string-value="A_4" calcext:value-type="string">
            <text:p>A_4</text:p>
          </table:table-cell>
          <table:table-cell table:formula="of:=[.E$2]&amp;&quot;_&quot;&amp;[.$B7]" office:value-type="string" office:string-value="B_4" calcext:value-type="string">
            <text:p>B_4</text:p>
          </table:table-cell>
          <table:table-cell/>
          <table:table-cell table:formula="of:=[.G$2]&amp;&quot;_&quot;&amp;[.$B7]" office:value-type="string" office:string-value="C_4" calcext:value-type="string">
            <text:p>C_4</text:p>
          </table:table-cell>
          <table:table-cell table:formula="of:=[.H$2]&amp;&quot;_&quot;&amp;[.$B7]" office:value-type="string" office:string-value="D_4" calcext:value-type="string">
            <text:p>D_4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/>
          <table:table-cell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style-name="ce1"/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f2</text:p>
          </table:table-cell>
          <table:table-cell/>
          <table:table-cell table:formula="of:=[.D$2]&amp;&quot;_&quot;&amp;[.$B8]" office:value-type="string" office:string-value="A_5" calcext:value-type="string">
            <text:p>A_5</text:p>
          </table:table-cell>
          <table:table-cell table:formula="of:=[.E$2]&amp;&quot;_&quot;&amp;[.$B8]" office:value-type="string" office:string-value="B_5" calcext:value-type="string">
            <text:p>B_5</text:p>
          </table:table-cell>
          <table:table-cell/>
          <table:table-cell table:formula="of:=[.G$2]&amp;&quot;_&quot;&amp;[.$B8]" office:value-type="string" office:string-value="C_5" calcext:value-type="string">
            <text:p>C_5</text:p>
          </table:table-cell>
          <table:table-cell table:formula="of:=[.H$2]&amp;&quot;_&quot;&amp;[.$B8]" office:value-type="string" office:string-value="D_5" calcext:value-type="string">
            <text:p>D_5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a2</text:p>
          </table:table-cell>
          <table:table-cell table:style-name="ce1" office:value-type="string" calcext:value-type="string">
            <text:p>v_ref</text:p>
          </table:table-cell>
          <table:table-cell table:style-name="ce1"/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f3</text:p>
          </table:table-cell>
          <table:table-cell/>
          <table:table-cell table:formula="of:=[.D$2]&amp;&quot;_&quot;&amp;[.$B9]" office:value-type="string" office:string-value="A_6" calcext:value-type="string">
            <text:p>A_6</text:p>
          </table:table-cell>
          <table:table-cell table:formula="of:=[.E$2]&amp;&quot;_&quot;&amp;[.$B9]" office:value-type="string" office:string-value="B_6" calcext:value-type="string">
            <text:p>B_6</text:p>
          </table:table-cell>
          <table:table-cell/>
          <table:table-cell table:formula="of:=[.G$2]&amp;&quot;_&quot;&amp;[.$B9]" office:value-type="string" office:string-value="C_6" calcext:value-type="string">
            <text:p>C_6</text:p>
          </table:table-cell>
          <table:table-cell table:formula="of:=[.H$2]&amp;&quot;_&quot;&amp;[.$B9]" office:value-type="string" office:string-value="D_6" calcext:value-type="string">
            <text:p>D_6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/>
          <table:table-cell office:value-type="string" calcext:value-type="string">
            <text:p>g</text:p>
          </table:table-cell>
          <table:table-cell table:style-name="ce1" office:value-type="string" calcext:value-type="string">
            <text:p>g</text:p>
          </table:table-cell>
          <table:table-cell table:style-name="ce1"/>
          <table:table-cell table:style-name="ce1" office:value-type="string" calcext:value-type="string">
            <text:p>bat</text:p>
          </table:table-cell>
          <table:table-cell table:style-name="ce1" office:value-type="string" calcext:value-type="string">
            <text:p>f5</text:p>
          </table:table-cell>
          <table:table-cell/>
          <table:table-cell table:formula="of:=[.D$2]&amp;&quot;_&quot;&amp;[.$B10]" office:value-type="string" office:string-value="A_7" calcext:value-type="string">
            <text:p>A_7</text:p>
          </table:table-cell>
          <table:table-cell table:formula="of:=[.E$2]&amp;&quot;_&quot;&amp;[.$B10]" office:value-type="string" office:string-value="B_7" calcext:value-type="string">
            <text:p>B_7</text:p>
          </table:table-cell>
          <table:table-cell/>
          <table:table-cell table:formula="of:=[.G$2]&amp;&quot;_&quot;&amp;[.$B10]" office:value-type="string" office:string-value="C_7" calcext:value-type="string">
            <text:p>C_7</text:p>
          </table:table-cell>
          <table:table-cell table:formula="of:=[.H$2]&amp;&quot;_&quot;&amp;[.$B10]" office:value-type="string" office:string-value="D_7" calcext:value-type="string">
            <text:p>D_7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/>
          <table:table-cell office:value-type="string" calcext:value-type="string">
            <text:p>c2c</text:p>
          </table:table-cell>
          <table:table-cell table:style-name="ce1" office:value-type="string" calcext:value-type="string">
            <text:p>c3c</text:p>
          </table:table-cell>
          <table:table-cell table:style-name="ce1"/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e6</text:p>
          </table:table-cell>
          <table:table-cell/>
          <table:table-cell table:formula="of:=[.D$2]&amp;&quot;_&quot;&amp;[.$B11]" office:value-type="string" office:string-value="A_8" calcext:value-type="string">
            <text:p>A_8</text:p>
          </table:table-cell>
          <table:table-cell table:formula="of:=[.E$2]&amp;&quot;_&quot;&amp;[.$B11]" office:value-type="string" office:string-value="B_8" calcext:value-type="string">
            <text:p>B_8</text:p>
          </table:table-cell>
          <table:table-cell/>
          <table:table-cell table:formula="of:=[.G$2]&amp;&quot;_&quot;&amp;[.$B11]" office:value-type="string" office:string-value="C_8" calcext:value-type="string">
            <text:p>C_8</text:p>
          </table:table-cell>
          <table:table-cell table:formula="of:=[.H$2]&amp;&quot;_&quot;&amp;[.$B11]" office:value-type="string" office:string-value="D_8" calcext:value-type="string">
            <text:p>D_8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/>
          <table:table-cell office:value-type="string" calcext:value-type="string">
            <text:p>a4</text:p>
          </table:table-cell>
          <table:table-cell table:style-name="ce1" office:value-type="string" calcext:value-type="string">
            <text:p>a5</text:p>
          </table:table-cell>
          <table:table-cell table:style-name="ce1"/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e4</text:p>
          </table:table-cell>
          <table:table-cell/>
          <table:table-cell table:formula="of:=[.D$2]&amp;&quot;_&quot;&amp;[.$B12]" office:value-type="string" office:string-value="A_9" calcext:value-type="string">
            <text:p>A_9</text:p>
          </table:table-cell>
          <table:table-cell table:formula="of:=[.E$2]&amp;&quot;_&quot;&amp;[.$B12]" office:value-type="string" office:string-value="B_9" calcext:value-type="string">
            <text:p>B_9</text:p>
          </table:table-cell>
          <table:table-cell/>
          <table:table-cell table:formula="of:=[.G$2]&amp;&quot;_&quot;&amp;[.$B12]" office:value-type="string" office:string-value="C_9" calcext:value-type="string">
            <text:p>C_9</text:p>
          </table:table-cell>
          <table:table-cell table:formula="of:=[.H$2]&amp;&quot;_&quot;&amp;[.$B12]" office:value-type="string" office:string-value="D_9" calcext:value-type="string">
            <text:p>D_9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/>
          <table:table-cell office:value-type="string" calcext:value-type="string">
            <text:p>a6</text:p>
          </table:table-cell>
          <table:table-cell table:style-name="ce1" office:value-type="string" calcext:value-type="string">
            <text:p>a3</text:p>
          </table:table-cell>
          <table:table-cell table:style-name="ce1"/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e2</text:p>
          </table:table-cell>
          <table:table-cell/>
          <table:table-cell table:formula="of:=[.D$2]&amp;&quot;_&quot;&amp;[.$B13]" office:value-type="string" office:string-value="A_10" calcext:value-type="string">
            <text:p>A_10</text:p>
          </table:table-cell>
          <table:table-cell table:formula="of:=[.E$2]&amp;&quot;_&quot;&amp;[.$B13]" office:value-type="string" office:string-value="B_10" calcext:value-type="string">
            <text:p>B_10</text:p>
          </table:table-cell>
          <table:table-cell/>
          <table:table-cell table:formula="of:=[.G$2]&amp;&quot;_&quot;&amp;[.$B13]" office:value-type="string" office:string-value="C_10" calcext:value-type="string">
            <text:p>C_10</text:p>
          </table:table-cell>
          <table:table-cell table:formula="of:=[.H$2]&amp;&quot;_&quot;&amp;[.$B13]" office:value-type="string" office:string-value="D_10" calcext:value-type="string">
            <text:p>D_10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/>
          <table:table-cell office:value-type="string" calcext:value-type="string">
            <text:p>c4</text:p>
          </table:table-cell>
          <table:table-cell table:style-name="ce1" office:value-type="string" calcext:value-type="string">
            <text:p>a7</text:p>
          </table:table-cell>
          <table:table-cell table:style-name="ce1"/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b9</text:p>
          </table:table-cell>
          <table:table-cell/>
          <table:table-cell table:formula="of:=[.D$2]&amp;&quot;_&quot;&amp;[.$B14]" office:value-type="string" office:string-value="A_11" calcext:value-type="string">
            <text:p>A_11</text:p>
          </table:table-cell>
          <table:table-cell table:formula="of:=[.E$2]&amp;&quot;_&quot;&amp;[.$B14]" office:value-type="string" office:string-value="B_11" calcext:value-type="string">
            <text:p>B_11</text:p>
          </table:table-cell>
          <table:table-cell/>
          <table:table-cell table:formula="of:=[.G$2]&amp;&quot;_&quot;&amp;[.$B14]" office:value-type="string" office:string-value="C_11" calcext:value-type="string">
            <text:p>C_11</text:p>
          </table:table-cell>
          <table:table-cell table:formula="of:=[.H$2]&amp;&quot;_&quot;&amp;[.$B14]" office:value-type="string" office:string-value="D_11" calcext:value-type="string">
            <text:p>D_11</text:p>
          </table:table-cell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/>
          <table:table-cell office:value-type="string" calcext:value-type="string">
            <text:p>b0</text:p>
          </table:table-cell>
          <table:table-cell table:style-name="ce1" office:value-type="string" calcext:value-type="string">
            <text:p>c5</text:p>
          </table:table-cell>
          <table:table-cell table:style-name="ce1"/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e1</text:p>
          </table:table-cell>
          <table:table-cell/>
          <table:table-cell table:formula="of:=[.D$2]&amp;&quot;_&quot;&amp;[.$B15]" office:value-type="string" office:string-value="A_12" calcext:value-type="string">
            <text:p>A_12</text:p>
          </table:table-cell>
          <table:table-cell table:formula="of:=[.E$2]&amp;&quot;_&quot;&amp;[.$B15]" office:value-type="string" office:string-value="B_12" calcext:value-type="string">
            <text:p>B_12</text:p>
          </table:table-cell>
          <table:table-cell/>
          <table:table-cell table:formula="of:=[.G$2]&amp;&quot;_&quot;&amp;[.$B15]" office:value-type="string" office:string-value="C_12" calcext:value-type="string">
            <text:p>C_12</text:p>
          </table:table-cell>
          <table:table-cell table:formula="of:=[.H$2]&amp;&quot;_&quot;&amp;[.$B15]" office:value-type="string" office:string-value="D_12" calcext:value-type="string">
            <text:p>D_12</text:p>
          </table:table-cell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/>
          <table:table-cell office:value-type="string" calcext:value-type="string">
            <text:p>b2</text:p>
          </table:table-cell>
          <table:table-cell table:style-name="ce1" office:value-type="string" calcext:value-type="string">
            <text:p>b1</text:p>
          </table:table-cell>
          <table:table-cell table:style-name="ce1"/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b6</text:p>
          </table:table-cell>
          <table:table-cell/>
          <table:table-cell table:formula="of:=[.D$2]&amp;&quot;_&quot;&amp;[.$B16]" office:value-type="string" office:string-value="A_13" calcext:value-type="string">
            <text:p>A_13</text:p>
          </table:table-cell>
          <table:table-cell table:formula="of:=[.E$2]&amp;&quot;_&quot;&amp;[.$B16]" office:value-type="string" office:string-value="B_13" calcext:value-type="string">
            <text:p>B_13</text:p>
          </table:table-cell>
          <table:table-cell/>
          <table:table-cell table:formula="of:=[.G$2]&amp;&quot;_&quot;&amp;[.$B16]" office:value-type="string" office:string-value="C_13" calcext:value-type="string">
            <text:p>C_13</text:p>
          </table:table-cell>
          <table:table-cell table:formula="of:=[.H$2]&amp;&quot;_&quot;&amp;[.$B16]" office:value-type="string" office:string-value="D_13" calcext:value-type="string">
            <text:p>D_13</text:p>
          </table:table-cell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/>
          <table:table-cell office:value-type="string" calcext:value-type="string">
            <text:p>f12</text:p>
          </table:table-cell>
          <table:table-cell table:style-name="ce1" office:value-type="string" calcext:value-type="string">
            <text:p>f11</text:p>
          </table:table-cell>
          <table:table-cell table:style-name="ce1"/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b4</text:p>
          </table:table-cell>
          <table:table-cell/>
          <table:table-cell table:formula="of:=[.D$2]&amp;&quot;_&quot;&amp;[.$B17]" office:value-type="string" office:string-value="A_14" calcext:value-type="string">
            <text:p>A_14</text:p>
          </table:table-cell>
          <table:table-cell table:formula="of:=[.E$2]&amp;&quot;_&quot;&amp;[.$B17]" office:value-type="string" office:string-value="B_14" calcext:value-type="string">
            <text:p>B_14</text:p>
          </table:table-cell>
          <table:table-cell/>
          <table:table-cell table:formula="of:=[.G$2]&amp;&quot;_&quot;&amp;[.$B17]" office:value-type="string" office:string-value="C_14" calcext:value-type="string">
            <text:p>C_14</text:p>
          </table:table-cell>
          <table:table-cell table:formula="of:=[.H$2]&amp;&quot;_&quot;&amp;[.$B17]" office:value-type="string" office:string-value="D_14" calcext:value-type="string">
            <text:p>D_14</text:p>
          </table:table-cell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/>
          <table:table-cell office:value-type="string" calcext:value-type="string">
            <text:p>f14</text:p>
          </table:table-cell>
          <table:table-cell table:style-name="ce1" office:value-type="string" calcext:value-type="string">
            <text:p>f13</text:p>
          </table:table-cell>
          <table:table-cell table:style-name="ce1"/>
          <table:table-cell table:style-name="ce1" office:value-type="string" calcext:value-type="string">
            <text:p>g14</text:p>
          </table:table-cell>
          <table:table-cell table:style-name="ce1" office:value-type="string" calcext:value-type="string">
            <text:p>g15</text:p>
          </table:table-cell>
          <table:table-cell/>
          <table:table-cell table:formula="of:=[.D$2]&amp;&quot;_&quot;&amp;[.$B18]" office:value-type="string" office:string-value="A_15" calcext:value-type="string">
            <text:p>A_15</text:p>
          </table:table-cell>
          <table:table-cell table:formula="of:=[.E$2]&amp;&quot;_&quot;&amp;[.$B18]" office:value-type="string" office:string-value="B_15" calcext:value-type="string">
            <text:p>B_15</text:p>
          </table:table-cell>
          <table:table-cell/>
          <table:table-cell table:formula="of:=[.G$2]&amp;&quot;_&quot;&amp;[.$B18]" office:value-type="string" office:string-value="C_15" calcext:value-type="string">
            <text:p>C_15</text:p>
          </table:table-cell>
          <table:table-cell table:formula="of:=[.H$2]&amp;&quot;_&quot;&amp;[.$B18]" office:value-type="string" office:string-value="D_15" calcext:value-type="string">
            <text:p>D_15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/>
          <table:table-cell office:value-type="string" calcext:value-type="string">
            <text:p>g0</text:p>
          </table:table-cell>
          <table:table-cell table:style-name="ce1" office:value-type="string" calcext:value-type="string">
            <text:p>f15</text:p>
          </table:table-cell>
          <table:table-cell table:style-name="ce1"/>
          <table:table-cell table:style-name="ce1" office:value-type="string" calcext:value-type="string">
            <text:p>g12</text:p>
          </table:table-cell>
          <table:table-cell table:style-name="ce1" office:value-type="string" calcext:value-type="string">
            <text:p>g13</text:p>
          </table:table-cell>
          <table:table-cell/>
          <table:table-cell table:formula="of:=[.D$2]&amp;&quot;_&quot;&amp;[.$B19]" office:value-type="string" office:string-value="A_16" calcext:value-type="string">
            <text:p>A_16</text:p>
          </table:table-cell>
          <table:table-cell table:formula="of:=[.E$2]&amp;&quot;_&quot;&amp;[.$B19]" office:value-type="string" office:string-value="B_16" calcext:value-type="string">
            <text:p>B_16</text:p>
          </table:table-cell>
          <table:table-cell/>
          <table:table-cell table:formula="of:=[.G$2]&amp;&quot;_&quot;&amp;[.$B19]" office:value-type="string" office:string-value="C_16" calcext:value-type="string">
            <text:p>C_16</text:p>
          </table:table-cell>
          <table:table-cell table:formula="of:=[.H$2]&amp;&quot;_&quot;&amp;[.$B19]" office:value-type="string" office:string-value="D_16" calcext:value-type="string">
            <text:p>D_16</text:p>
          </table:table-cell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/>
          <table:table-cell office:value-type="string" calcext:value-type="string">
            <text:p>e7</text:p>
          </table:table-cell>
          <table:table-cell table:style-name="ce1" office:value-type="string" calcext:value-type="string">
            <text:p>g1</text:p>
          </table:table-cell>
          <table:table-cell table:style-name="ce1"/>
          <table:table-cell table:style-name="ce1" office:value-type="string" calcext:value-type="string">
            <text:p>g10</text:p>
          </table:table-cell>
          <table:table-cell table:style-name="ce1" office:value-type="string" calcext:value-type="string">
            <text:p>g11</text:p>
          </table:table-cell>
          <table:table-cell/>
          <table:table-cell table:formula="of:=[.D$2]&amp;&quot;_&quot;&amp;[.$B20]" office:value-type="string" office:string-value="A_17" calcext:value-type="string">
            <text:p>A_17</text:p>
          </table:table-cell>
          <table:table-cell table:formula="of:=[.E$2]&amp;&quot;_&quot;&amp;[.$B20]" office:value-type="string" office:string-value="B_17" calcext:value-type="string">
            <text:p>B_17</text:p>
          </table:table-cell>
          <table:table-cell/>
          <table:table-cell table:formula="of:=[.G$2]&amp;&quot;_&quot;&amp;[.$B20]" office:value-type="string" office:string-value="C_17" calcext:value-type="string">
            <text:p>C_17</text:p>
          </table:table-cell>
          <table:table-cell table:formula="of:=[.H$2]&amp;&quot;_&quot;&amp;[.$B20]" office:value-type="string" office:string-value="D_17" calcext:value-type="string">
            <text:p>D_17</text:p>
          </table:table-cell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/>
          <table:table-cell office:value-type="string" calcext:value-type="string">
            <text:p>e8</text:p>
          </table:table-cell>
          <table:table-cell table:style-name="ce1" office:value-type="string" calcext:value-type="string">
            <text:p>e9</text:p>
          </table:table-cell>
          <table:table-cell table:style-name="ce1"/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g9</text:p>
          </table:table-cell>
          <table:table-cell/>
          <table:table-cell table:formula="of:=[.D$2]&amp;&quot;_&quot;&amp;[.$B21]" office:value-type="string" office:string-value="A_18" calcext:value-type="string">
            <text:p>A_18</text:p>
          </table:table-cell>
          <table:table-cell table:formula="of:=[.E$2]&amp;&quot;_&quot;&amp;[.$B21]" office:value-type="string" office:string-value="B_18" calcext:value-type="string">
            <text:p>B_18</text:p>
          </table:table-cell>
          <table:table-cell/>
          <table:table-cell table:formula="of:=[.G$2]&amp;&quot;_&quot;&amp;[.$B21]" office:value-type="string" office:string-value="C_18" calcext:value-type="string">
            <text:p>C_18</text:p>
          </table:table-cell>
          <table:table-cell table:formula="of:=[.H$2]&amp;&quot;_&quot;&amp;[.$B21]" office:value-type="string" office:string-value="D_18" calcext:value-type="string">
            <text:p>D_18</text:p>
          </table:table-cell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/>
          <table:table-cell office:value-type="string" calcext:value-type="string">
            <text:p>e10</text:p>
          </table:table-cell>
          <table:table-cell table:style-name="ce1" office:value-type="string" calcext:value-type="string">
            <text:p>e11</text:p>
          </table:table-cell>
          <table:table-cell table:style-name="ce1"/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6</text:p>
          </table:table-cell>
          <table:table-cell/>
          <table:table-cell table:formula="of:=[.D$2]&amp;&quot;_&quot;&amp;[.$B22]" office:value-type="string" office:string-value="A_19" calcext:value-type="string">
            <text:p>A_19</text:p>
          </table:table-cell>
          <table:table-cell table:formula="of:=[.E$2]&amp;&quot;_&quot;&amp;[.$B22]" office:value-type="string" office:string-value="B_19" calcext:value-type="string">
            <text:p>B_19</text:p>
          </table:table-cell>
          <table:table-cell/>
          <table:table-cell table:formula="of:=[.G$2]&amp;&quot;_&quot;&amp;[.$B22]" office:value-type="string" office:string-value="C_19" calcext:value-type="string">
            <text:p>C_19</text:p>
          </table:table-cell>
          <table:table-cell table:formula="of:=[.H$2]&amp;&quot;_&quot;&amp;[.$B22]" office:value-type="string" office:string-value="D_19" calcext:value-type="string">
            <text:p>D_19</text:p>
          </table:table-cell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/>
          <table:table-cell office:value-type="string" calcext:value-type="string">
            <text:p>e12</text:p>
          </table:table-cell>
          <table:table-cell table:style-name="ce1" office:value-type="string" calcext:value-type="string">
            <text:p>e13</text:p>
          </table:table-cell>
          <table:table-cell table:style-name="ce1"/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/>
          <table:table-cell table:formula="of:=[.D$2]&amp;&quot;_&quot;&amp;[.$B23]" office:value-type="string" office:string-value="A_20" calcext:value-type="string">
            <text:p>A_20</text:p>
          </table:table-cell>
          <table:table-cell table:formula="of:=[.E$2]&amp;&quot;_&quot;&amp;[.$B23]" office:value-type="string" office:string-value="B_20" calcext:value-type="string">
            <text:p>B_20</text:p>
          </table:table-cell>
          <table:table-cell/>
          <table:table-cell table:formula="of:=[.G$2]&amp;&quot;_&quot;&amp;[.$B23]" office:value-type="string" office:string-value="C_20" calcext:value-type="string">
            <text:p>C_20</text:p>
          </table:table-cell>
          <table:table-cell table:formula="of:=[.H$2]&amp;&quot;_&quot;&amp;[.$B23]" office:value-type="string" office:string-value="D_20" calcext:value-type="string">
            <text:p>D_20</text:p>
          </table:table-cell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/>
          <table:table-cell office:value-type="string" calcext:value-type="string">
            <text:p>e14</text:p>
          </table:table-cell>
          <table:table-cell table:style-name="ce1" office:value-type="string" calcext:value-type="string">
            <text:p>b11</text:p>
          </table:table-cell>
          <table:table-cell table:style-name="ce1"/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d2</text:p>
          </table:table-cell>
          <table:table-cell/>
          <table:table-cell table:formula="of:=[.D$2]&amp;&quot;_&quot;&amp;[.$B24]" office:value-type="string" office:string-value="A_21" calcext:value-type="string">
            <text:p>A_21</text:p>
          </table:table-cell>
          <table:table-cell table:formula="of:=[.E$2]&amp;&quot;_&quot;&amp;[.$B24]" office:value-type="string" office:string-value="B_21" calcext:value-type="string">
            <text:p>B_21</text:p>
          </table:table-cell>
          <table:table-cell/>
          <table:table-cell table:formula="of:=[.G$2]&amp;&quot;_&quot;&amp;[.$B24]" office:value-type="string" office:string-value="C_21" calcext:value-type="string">
            <text:p>C_21</text:p>
          </table:table-cell>
          <table:table-cell table:formula="of:=[.H$2]&amp;&quot;_&quot;&amp;[.$B24]" office:value-type="string" office:string-value="D_21" calcext:value-type="string">
            <text:p>D_21</text:p>
          </table:table-cell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/>
          <table:table-cell office:value-type="string" calcext:value-type="string">
            <text:p>e15</text:p>
          </table:table-cell>
          <table:table-cell table:style-name="ce1" office:value-type="string" calcext:value-type="string">
            <text:p>b10</text:p>
          </table:table-cell>
          <table:table-cell table:style-name="ce1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a15</text:p>
          </table:table-cell>
          <table:table-cell/>
          <table:table-cell table:formula="of:=[.D$2]&amp;&quot;_&quot;&amp;[.$B25]" office:value-type="string" office:string-value="A_22" calcext:value-type="string">
            <text:p>A_22</text:p>
          </table:table-cell>
          <table:table-cell table:formula="of:=[.E$2]&amp;&quot;_&quot;&amp;[.$B25]" office:value-type="string" office:string-value="B_22" calcext:value-type="string">
            <text:p>B_22</text:p>
          </table:table-cell>
          <table:table-cell/>
          <table:table-cell table:formula="of:=[.G$2]&amp;&quot;_&quot;&amp;[.$B25]" office:value-type="string" office:string-value="C_22" calcext:value-type="string">
            <text:p>C_22</text:p>
          </table:table-cell>
          <table:table-cell table:formula="of:=[.H$2]&amp;&quot;_&quot;&amp;[.$B25]" office:value-type="string" office:string-value="D_22" calcext:value-type="string">
            <text:p>D_22</text:p>
          </table:table-cell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/>
          <table:table-cell office:value-type="string" calcext:value-type="string">
            <text:p>b14</text:p>
          </table:table-cell>
          <table:table-cell table:style-name="ce1" office:value-type="string" calcext:value-type="string">
            <text:p>b13</text:p>
          </table:table-cell>
          <table:table-cell table:style-name="ce1"/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d0</text:p>
          </table:table-cell>
          <table:table-cell/>
          <table:table-cell table:formula="of:=[.D$2]&amp;&quot;_&quot;&amp;[.$B26]" office:value-type="string" office:string-value="A_23" calcext:value-type="string">
            <text:p>A_23</text:p>
          </table:table-cell>
          <table:table-cell table:formula="of:=[.E$2]&amp;&quot;_&quot;&amp;[.$B26]" office:value-type="string" office:string-value="B_23" calcext:value-type="string">
            <text:p>B_23</text:p>
          </table:table-cell>
          <table:table-cell/>
          <table:table-cell table:formula="of:=[.G$2]&amp;&quot;_&quot;&amp;[.$B26]" office:value-type="string" office:string-value="C_23" calcext:value-type="string">
            <text:p>C_23</text:p>
          </table:table-cell>
          <table:table-cell table:formula="of:=[.H$2]&amp;&quot;_&quot;&amp;[.$B26]" office:value-type="string" office:string-value="D_23" calcext:value-type="string">
            <text:p>D_23</text:p>
          </table:table-cell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/>
          <table:table-cell office:value-type="string" calcext:value-type="string">
            <text:p>b12</text:p>
          </table:table-cell>
          <table:table-cell table:style-name="ce1" office:value-type="string" calcext:value-type="string">
            <text:p>b15</text:p>
          </table:table-cell>
          <table:table-cell table:style-name="ce1"/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c11</text:p>
          </table:table-cell>
          <table:table-cell/>
          <table:table-cell table:formula="of:=[.D$2]&amp;&quot;_&quot;&amp;[.$B27]" office:value-type="string" office:string-value="A_24" calcext:value-type="string">
            <text:p>A_24</text:p>
          </table:table-cell>
          <table:table-cell table:formula="of:=[.E$2]&amp;&quot;_&quot;&amp;[.$B27]" office:value-type="string" office:string-value="B_24" calcext:value-type="string">
            <text:p>B_24</text:p>
          </table:table-cell>
          <table:table-cell/>
          <table:table-cell table:formula="of:=[.G$2]&amp;&quot;_&quot;&amp;[.$B27]" office:value-type="string" office:string-value="C_24" calcext:value-type="string">
            <text:p>C_24</text:p>
          </table:table-cell>
          <table:table-cell table:formula="of:=[.H$2]&amp;&quot;_&quot;&amp;[.$B27]" office:value-type="string" office:string-value="D_24" calcext:value-type="string">
            <text:p>D_24</text:p>
          </table:table-cell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/>
          <table:table-cell office:value-type="string" calcext:value-type="string">
            <text:p>d8</text:p>
          </table:table-cell>
          <table:table-cell table:style-name="ce1" office:value-type="string" calcext:value-type="string">
            <text:p>d9</text:p>
          </table:table-cell>
          <table:table-cell table:style-name="ce1"/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c9</text:p>
          </table:table-cell>
          <table:table-cell/>
          <table:table-cell table:formula="of:=[.D$2]&amp;&quot;_&quot;&amp;[.$B28]" office:value-type="string" office:string-value="A_25" calcext:value-type="string">
            <text:p>A_25</text:p>
          </table:table-cell>
          <table:table-cell table:formula="of:=[.E$2]&amp;&quot;_&quot;&amp;[.$B28]" office:value-type="string" office:string-value="B_25" calcext:value-type="string">
            <text:p>B_25</text:p>
          </table:table-cell>
          <table:table-cell/>
          <table:table-cell table:formula="of:=[.G$2]&amp;&quot;_&quot;&amp;[.$B28]" office:value-type="string" office:string-value="C_25" calcext:value-type="string">
            <text:p>C_25</text:p>
          </table:table-cell>
          <table:table-cell table:formula="of:=[.H$2]&amp;&quot;_&quot;&amp;[.$B28]" office:value-type="string" office:string-value="D_25" calcext:value-type="string">
            <text:p>D_25</text:p>
          </table:table-cell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/>
          <table:table-cell office:value-type="string" calcext:value-type="string">
            <text:p>d10</text:p>
          </table:table-cell>
          <table:table-cell table:style-name="ce1" office:value-type="string" calcext:value-type="string">
            <text:p>d11</text:p>
          </table:table-cell>
          <table:table-cell table:style-name="ce1"/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c7</text:p>
          </table:table-cell>
          <table:table-cell/>
          <table:table-cell table:formula="of:=[.D$2]&amp;&quot;_&quot;&amp;[.$B29]" office:value-type="string" office:string-value="A_26" calcext:value-type="string">
            <text:p>A_26</text:p>
          </table:table-cell>
          <table:table-cell table:formula="of:=[.E$2]&amp;&quot;_&quot;&amp;[.$B29]" office:value-type="string" office:string-value="B_26" calcext:value-type="string">
            <text:p>B_26</text:p>
          </table:table-cell>
          <table:table-cell/>
          <table:table-cell table:formula="of:=[.G$2]&amp;&quot;_&quot;&amp;[.$B29]" office:value-type="string" office:string-value="C_26" calcext:value-type="string">
            <text:p>C_26</text:p>
          </table:table-cell>
          <table:table-cell table:formula="of:=[.H$2]&amp;&quot;_&quot;&amp;[.$B29]" office:value-type="string" office:string-value="D_26" calcext:value-type="string">
            <text:p>D_26</text:p>
          </table:table-cell>
        </table:table-row>
        <table:table-row table:style-name="ro1">
          <table:table-cell/>
          <table:table-cell table:style-name="ce1" office:value-type="float" office:value="27" calcext:value-type="float">
            <text:p>27</text:p>
          </table:table-cell>
          <table:table-cell/>
          <table:table-cell office:value-type="string" calcext:value-type="string">
            <text:p>f10</text:p>
          </table:table-cell>
          <table:table-cell table:style-name="ce1" office:value-type="string" calcext:value-type="string">
            <text:p>f6</text:p>
          </table:table-cell>
          <table:table-cell table:style-name="ce1"/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g8</text:p>
          </table:table-cell>
          <table:table-cell/>
          <table:table-cell table:formula="of:=[.D$2]&amp;&quot;_&quot;&amp;[.$B30]" office:value-type="string" office:string-value="A_27" calcext:value-type="string">
            <text:p>A_27</text:p>
          </table:table-cell>
          <table:table-cell table:formula="of:=[.E$2]&amp;&quot;_&quot;&amp;[.$B30]" office:value-type="string" office:string-value="B_27" calcext:value-type="string">
            <text:p>B_27</text:p>
          </table:table-cell>
          <table:table-cell/>
          <table:table-cell table:formula="of:=[.G$2]&amp;&quot;_&quot;&amp;[.$B30]" office:value-type="string" office:string-value="C_27" calcext:value-type="string">
            <text:p>C_27</text:p>
          </table:table-cell>
          <table:table-cell table:formula="of:=[.H$2]&amp;&quot;_&quot;&amp;[.$B30]" office:value-type="string" office:string-value="D_27" calcext:value-type="string">
            <text:p>D_27</text:p>
          </table:table-cell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/>
          <table:table-cell office:value-type="string" calcext:value-type="string">
            <text:p>f8</text:p>
          </table:table-cell>
          <table:table-cell table:style-name="ce1" office:value-type="string" calcext:value-type="string">
            <text:p>f7</text:p>
          </table:table-cell>
          <table:table-cell table:style-name="ce1"/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g5</text:p>
          </table:table-cell>
          <table:table-cell/>
          <table:table-cell table:formula="of:=[.D$2]&amp;&quot;_&quot;&amp;[.$B31]" office:value-type="string" office:string-value="A_28" calcext:value-type="string">
            <text:p>A_28</text:p>
          </table:table-cell>
          <table:table-cell table:formula="of:=[.E$2]&amp;&quot;_&quot;&amp;[.$B31]" office:value-type="string" office:string-value="B_28" calcext:value-type="string">
            <text:p>B_28</text:p>
          </table:table-cell>
          <table:table-cell/>
          <table:table-cell table:formula="of:=[.G$2]&amp;&quot;_&quot;&amp;[.$B31]" office:value-type="string" office:string-value="C_28" calcext:value-type="string">
            <text:p>C_28</text:p>
          </table:table-cell>
          <table:table-cell table:formula="of:=[.H$2]&amp;&quot;_&quot;&amp;[.$B31]" office:value-type="string" office:string-value="D_28" calcext:value-type="string">
            <text:p>D_28</text:p>
          </table:table-cell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/>
          <table:table-cell office:value-type="string" calcext:value-type="string">
            <text:p>f9</text:p>
          </table:table-cell>
          <table:table-cell table:style-name="ce1" office:value-type="string" calcext:value-type="string">
            <text:p>g6</text:p>
          </table:table-cell>
          <table:table-cell table:style-name="ce1"/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g3</text:p>
          </table:table-cell>
          <table:table-cell/>
          <table:table-cell table:formula="of:=[.D$2]&amp;&quot;_&quot;&amp;[.$B32]" office:value-type="string" office:string-value="A_29" calcext:value-type="string">
            <text:p>A_29</text:p>
          </table:table-cell>
          <table:table-cell table:formula="of:=[.E$2]&amp;&quot;_&quot;&amp;[.$B32]" office:value-type="string" office:string-value="B_29" calcext:value-type="string">
            <text:p>B_29</text:p>
          </table:table-cell>
          <table:table-cell/>
          <table:table-cell table:formula="of:=[.G$2]&amp;&quot;_&quot;&amp;[.$B32]" office:value-type="string" office:string-value="C_29" calcext:value-type="string">
            <text:p>C_29</text:p>
          </table:table-cell>
          <table:table-cell table:formula="of:=[.H$2]&amp;&quot;_&quot;&amp;[.$B32]" office:value-type="string" office:string-value="D_29" calcext:value-type="string">
            <text:p>D_29</text:p>
          </table:table-cell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/>
          <table:table-cell office:value-type="string" calcext:value-type="string">
            <text:p>d12</text:p>
          </table:table-cell>
          <table:table-cell table:style-name="ce1" office:value-type="string" calcext:value-type="string">
            <text:p>d13</text:p>
          </table:table-cell>
          <table:table-cell table:style-name="ce1"/>
          <table:table-cell table:style-name="ce1" office:value-type="string" calcext:value-type="string">
            <text:p>d14</text:p>
          </table:table-cell>
          <table:table-cell table:style-name="ce1" office:value-type="string" calcext:value-type="string">
            <text:p>d15</text:p>
          </table:table-cell>
          <table:table-cell/>
          <table:table-cell table:formula="of:=[.D$2]&amp;&quot;_&quot;&amp;[.$B33]" office:value-type="string" office:string-value="A_30" calcext:value-type="string">
            <text:p>A_30</text:p>
          </table:table-cell>
          <table:table-cell table:formula="of:=[.E$2]&amp;&quot;_&quot;&amp;[.$B33]" office:value-type="string" office:string-value="B_30" calcext:value-type="string">
            <text:p>B_30</text:p>
          </table:table-cell>
          <table:table-cell/>
          <table:table-cell table:formula="of:=[.G$2]&amp;&quot;_&quot;&amp;[.$B33]" office:value-type="string" office:string-value="C_30" calcext:value-type="string">
            <text:p>C_30</text:p>
          </table:table-cell>
          <table:table-cell table:formula="of:=[.H$2]&amp;&quot;_&quot;&amp;[.$B33]" office:value-type="string" office:string-value="D_30" calcext:value-type="string">
            <text:p>D_30</text:p>
          </table:table-cell>
        </table:table-row>
        <table:table-row table:style-name="ro1" table:number-rows-repeated="1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3v3</text:p>
          </table:table-cell>
          <table:table-cell office:value-type="string" calcext:value-type="string">
            <text:p>A_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5v</text:p>
          </table:table-cell>
          <table:table-cell office:value-type="string" calcext:value-type="string">
            <text:p>A_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11</text:p>
          </table:table-cell>
          <table:table-cell office:value-type="string" calcext:value-type="string">
            <text:p>A_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</text:p>
          </table:table-cell>
          <table:table-cell office:value-type="string" calcext:value-type="string">
            <text:p>A_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A_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A_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A_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2c</text:p>
          </table:table-cell>
          <table:table-cell office:value-type="string" calcext:value-type="string">
            <text:p>A_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A_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6</text:p>
          </table:table-cell>
          <table:table-cell office:value-type="string" calcext:value-type="string">
            <text:p>A_1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4</text:p>
          </table:table-cell>
          <table:table-cell office:value-type="string" calcext:value-type="string">
            <text:p>A_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0</text:p>
          </table:table-cell>
          <table:table-cell office:value-type="string" calcext:value-type="string">
            <text:p>A_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2</text:p>
          </table:table-cell>
          <table:table-cell office:value-type="string" calcext:value-type="string">
            <text:p>A_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2</text:p>
          </table:table-cell>
          <table:table-cell office:value-type="string" calcext:value-type="string">
            <text:p>A_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4</text:p>
          </table:table-cell>
          <table:table-cell office:value-type="string" calcext:value-type="string">
            <text:p>A_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0</text:p>
          </table:table-cell>
          <table:table-cell office:value-type="string" calcext:value-type="string">
            <text:p>A_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7</text:p>
          </table:table-cell>
          <table:table-cell office:value-type="string" calcext:value-type="string">
            <text:p>A_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8</text:p>
          </table:table-cell>
          <table:table-cell office:value-type="string" calcext:value-type="string">
            <text:p>A_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0</text:p>
          </table:table-cell>
          <table:table-cell office:value-type="string" calcext:value-type="string">
            <text:p>A_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2</text:p>
          </table:table-cell>
          <table:table-cell office:value-type="string" calcext:value-type="string">
            <text:p>A_2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4</text:p>
          </table:table-cell>
          <table:table-cell office:value-type="string" calcext:value-type="string">
            <text:p>A_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5</text:p>
          </table:table-cell>
          <table:table-cell office:value-type="string" calcext:value-type="string">
            <text:p>A_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4</text:p>
          </table:table-cell>
          <table:table-cell office:value-type="string" calcext:value-type="string">
            <text:p>A_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2</text:p>
          </table:table-cell>
          <table:table-cell office:value-type="string" calcext:value-type="string">
            <text:p>A_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8</text:p>
          </table:table-cell>
          <table:table-cell office:value-type="string" calcext:value-type="string">
            <text:p>A_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0</text:p>
          </table:table-cell>
          <table:table-cell office:value-type="string" calcext:value-type="string">
            <text:p>A_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0</text:p>
          </table:table-cell>
          <table:table-cell office:value-type="string" calcext:value-type="string">
            <text:p>A_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8</text:p>
          </table:table-cell>
          <table:table-cell office:value-type="string" calcext:value-type="string">
            <text:p>A_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9</text:p>
          </table:table-cell>
          <table:table-cell office:value-type="string" calcext:value-type="string">
            <text:p>A_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2</text:p>
          </table:table-cell>
          <table:table-cell office:value-type="string" calcext:value-type="string">
            <text:p>A_3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3v3</text:p>
          </table:table-cell>
          <table:table-cell office:value-type="string" calcext:value-type="string">
            <text:p>B_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5v</text:p>
          </table:table-cell>
          <table:table-cell office:value-type="string" calcext:value-type="string">
            <text:p>B_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12</text:p>
          </table:table-cell>
          <table:table-cell office:value-type="string" calcext:value-type="string">
            <text:p>B_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0</text:p>
          </table:table-cell>
          <table:table-cell office:value-type="string" calcext:value-type="string">
            <text:p>B_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0</text:p>
          </table:table-cell>
          <table:table-cell office:value-type="string" calcext:value-type="string">
            <text:p>B_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_ref</text:p>
          </table:table-cell>
          <table:table-cell office:value-type="string" calcext:value-type="string">
            <text:p>B_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B_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3c</text:p>
          </table:table-cell>
          <table:table-cell office:value-type="string" calcext:value-type="string">
            <text:p>B_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5</text:p>
          </table:table-cell>
          <table:table-cell office:value-type="string" calcext:value-type="string">
            <text:p>B_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_1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7</text:p>
          </table:table-cell>
          <table:table-cell office:value-type="string" calcext:value-type="string">
            <text:p>B_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5</text:p>
          </table:table-cell>
          <table:table-cell office:value-type="string" calcext:value-type="string">
            <text:p>B_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</text:p>
          </table:table-cell>
          <table:table-cell office:value-type="string" calcext:value-type="string">
            <text:p>B_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1</text:p>
          </table:table-cell>
          <table:table-cell office:value-type="string" calcext:value-type="string">
            <text:p>B_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3</text:p>
          </table:table-cell>
          <table:table-cell office:value-type="string" calcext:value-type="string">
            <text:p>B_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5</text:p>
          </table:table-cell>
          <table:table-cell office:value-type="string" calcext:value-type="string">
            <text:p>B_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</text:p>
          </table:table-cell>
          <table:table-cell office:value-type="string" calcext:value-type="string">
            <text:p>B_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9</text:p>
          </table:table-cell>
          <table:table-cell office:value-type="string" calcext:value-type="string">
            <text:p>B_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1</text:p>
          </table:table-cell>
          <table:table-cell office:value-type="string" calcext:value-type="string">
            <text:p>B_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3</text:p>
          </table:table-cell>
          <table:table-cell office:value-type="string" calcext:value-type="string">
            <text:p>B_2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1</text:p>
          </table:table-cell>
          <table:table-cell office:value-type="string" calcext:value-type="string">
            <text:p>B_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0</text:p>
          </table:table-cell>
          <table:table-cell office:value-type="string" calcext:value-type="string">
            <text:p>B_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B_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15</text:p>
          </table:table-cell>
          <table:table-cell office:value-type="string" calcext:value-type="string">
            <text:p>B_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9</text:p>
          </table:table-cell>
          <table:table-cell office:value-type="string" calcext:value-type="string">
            <text:p>B_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1</text:p>
          </table:table-cell>
          <table:table-cell office:value-type="string" calcext:value-type="string">
            <text:p>B_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6</text:p>
          </table:table-cell>
          <table:table-cell office:value-type="string" calcext:value-type="string">
            <text:p>B_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7</text:p>
          </table:table-cell>
          <table:table-cell office:value-type="string" calcext:value-type="string">
            <text:p>B_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6</text:p>
          </table:table-cell>
          <table:table-cell office:value-type="string" calcext:value-type="string">
            <text:p>B_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3</text:p>
          </table:table-cell>
          <table:table-cell office:value-type="string" calcext:value-type="string">
            <text:p>B_3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C_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C_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10</text:p>
          </table:table-cell>
          <table:table-cell office:value-type="string" calcext:value-type="string">
            <text:p>C_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3</text:p>
          </table:table-cell>
          <table:table-cell office:value-type="string" calcext:value-type="string">
            <text:p>C_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C_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4</text:p>
          </table:table-cell>
          <table:table-cell office:value-type="string" calcext:value-type="string">
            <text:p>C_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at</text:p>
          </table:table-cell>
          <table:table-cell office:value-type="string" calcext:value-type="string">
            <text:p>C_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5</text:p>
          </table:table-cell>
          <table:table-cell office:value-type="string" calcext:value-type="string">
            <text:p>C_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3</text:p>
          </table:table-cell>
          <table:table-cell office:value-type="string" calcext:value-type="string">
            <text:p>C_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8</text:p>
          </table:table-cell>
          <table:table-cell office:value-type="string" calcext:value-type="string">
            <text:p>C_1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0</text:p>
          </table:table-cell>
          <table:table-cell office:value-type="string" calcext:value-type="string">
            <text:p>C_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7</text:p>
          </table:table-cell>
          <table:table-cell office:value-type="string" calcext:value-type="string">
            <text:p>C_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5</text:p>
          </table:table-cell>
          <table:table-cell office:value-type="string" calcext:value-type="string">
            <text:p>C_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3</text:p>
          </table:table-cell>
          <table:table-cell office:value-type="string" calcext:value-type="string">
            <text:p>C_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4</text:p>
          </table:table-cell>
          <table:table-cell office:value-type="string" calcext:value-type="string">
            <text:p>C_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2</text:p>
          </table:table-cell>
          <table:table-cell office:value-type="string" calcext:value-type="string">
            <text:p>C_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0</text:p>
          </table:table-cell>
          <table:table-cell office:value-type="string" calcext:value-type="string">
            <text:p>C_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7</text:p>
          </table:table-cell>
          <table:table-cell office:value-type="string" calcext:value-type="string">
            <text:p>C_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5</text:p>
          </table:table-cell>
          <table:table-cell office:value-type="string" calcext:value-type="string">
            <text:p>C_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3</text:p>
          </table:table-cell>
          <table:table-cell office:value-type="string" calcext:value-type="string">
            <text:p>C_2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0</text:p>
          </table:table-cell>
          <table:table-cell office:value-type="string" calcext:value-type="string">
            <text:p>C_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</text:p>
          </table:table-cell>
          <table:table-cell office:value-type="string" calcext:value-type="string">
            <text:p>C_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2</text:p>
          </table:table-cell>
          <table:table-cell office:value-type="string" calcext:value-type="string">
            <text:p>C_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8</text:p>
          </table:table-cell>
          <table:table-cell office:value-type="string" calcext:value-type="string">
            <text:p>C_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8</text:p>
          </table:table-cell>
          <table:table-cell office:value-type="string" calcext:value-type="string">
            <text:p>C_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6</text:p>
          </table:table-cell>
          <table:table-cell office:value-type="string" calcext:value-type="string">
            <text:p>C_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7</text:p>
          </table:table-cell>
          <table:table-cell office:value-type="string" calcext:value-type="string">
            <text:p>C_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4</text:p>
          </table:table-cell>
          <table:table-cell office:value-type="string" calcext:value-type="string">
            <text:p>C_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2</text:p>
          </table:table-cell>
          <table:table-cell office:value-type="string" calcext:value-type="string">
            <text:p>C_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4</text:p>
          </table:table-cell>
          <table:table-cell office:value-type="string" calcext:value-type="string">
            <text:p>C_3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D_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</text:p>
          </table:table-cell>
          <table:table-cell office:value-type="string" calcext:value-type="string">
            <text:p>D_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9</text:p>
          </table:table-cell>
          <table:table-cell office:value-type="string" calcext:value-type="string">
            <text:p>D_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0</text:p>
          </table:table-cell>
          <table:table-cell office:value-type="string" calcext:value-type="string">
            <text:p>D_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2</text:p>
          </table:table-cell>
          <table:table-cell office:value-type="string" calcext:value-type="string">
            <text:p>D_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3</text:p>
          </table:table-cell>
          <table:table-cell office:value-type="string" calcext:value-type="string">
            <text:p>D_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f5</text:p>
          </table:table-cell>
          <table:table-cell office:value-type="string" calcext:value-type="string">
            <text:p>D_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6</text:p>
          </table:table-cell>
          <table:table-cell office:value-type="string" calcext:value-type="string">
            <text:p>D_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4</text:p>
          </table:table-cell>
          <table:table-cell office:value-type="string" calcext:value-type="string">
            <text:p>D_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2</text:p>
          </table:table-cell>
          <table:table-cell office:value-type="string" calcext:value-type="string">
            <text:p>D_1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9</text:p>
          </table:table-cell>
          <table:table-cell office:value-type="string" calcext:value-type="string">
            <text:p>D_1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1</text:p>
          </table:table-cell>
          <table:table-cell office:value-type="string" calcext:value-type="string">
            <text:p>D_1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6</text:p>
          </table:table-cell>
          <table:table-cell office:value-type="string" calcext:value-type="string">
            <text:p>D_1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b4</text:p>
          </table:table-cell>
          <table:table-cell office:value-type="string" calcext:value-type="string">
            <text:p>D_1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5</text:p>
          </table:table-cell>
          <table:table-cell office:value-type="string" calcext:value-type="string">
            <text:p>D_1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3</text:p>
          </table:table-cell>
          <table:table-cell office:value-type="string" calcext:value-type="string">
            <text:p>D_1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11</text:p>
          </table:table-cell>
          <table:table-cell office:value-type="string" calcext:value-type="string">
            <text:p>D_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9</text:p>
          </table:table-cell>
          <table:table-cell office:value-type="string" calcext:value-type="string">
            <text:p>D_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6</text:p>
          </table:table-cell>
          <table:table-cell office:value-type="string" calcext:value-type="string">
            <text:p>D_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4</text:p>
          </table:table-cell>
          <table:table-cell office:value-type="string" calcext:value-type="string">
            <text:p>D_20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2</text:p>
          </table:table-cell>
          <table:table-cell office:value-type="string" calcext:value-type="string">
            <text:p>D_2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15</text:p>
          </table:table-cell>
          <table:table-cell office:value-type="string" calcext:value-type="string">
            <text:p>D_2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0</text:p>
          </table:table-cell>
          <table:table-cell office:value-type="string" calcext:value-type="string">
            <text:p>D_23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11</text:p>
          </table:table-cell>
          <table:table-cell office:value-type="string" calcext:value-type="string">
            <text:p>D_2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9</text:p>
          </table:table-cell>
          <table:table-cell office:value-type="string" calcext:value-type="string">
            <text:p>D_2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7</text:p>
          </table:table-cell>
          <table:table-cell office:value-type="string" calcext:value-type="string">
            <text:p>D_2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8</text:p>
          </table:table-cell>
          <table:table-cell office:value-type="string" calcext:value-type="string">
            <text:p>D_2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5</text:p>
          </table:table-cell>
          <table:table-cell office:value-type="string" calcext:value-type="string">
            <text:p>D_2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_2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15</text:p>
          </table:table-cell>
          <table:table-cell office:value-type="string" calcext:value-type="string">
            <text:p>D_30</text:p>
          </table:table-cell>
          <table:table-cell table:number-columns-repeated="9"/>
        </table:table-row>
      </table:table>
      <table:table table:name="btt octopus" table:style-name="ta1">
        <table:table-column table:style-name="co1" table:number-columns-repeated="3" table:default-cell-style-name="ce1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unktion</text:p>
          </table:table-cell>
          <table:table-cell office:value-type="string" calcext:value-type="string">
            <text:p>pin no</text:p>
          </table:table-cell>
          <table:table-cell office:value-type="string" calcext:value-type="string">
            <text:p>intern</text:p>
          </table:table-cell>
        </table:table-row>
        <table:table-row table:style-name="ro1">
          <table:table-cell office:value-type="string" calcext:value-type="string">
            <text:p>m3-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m2-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m2-st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m2-d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string" calcext:value-type="string">
            <text:p>m1-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table:style-name="Default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1-st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 office:value-type="string" calcext:value-type="string">
            <text:p>m1-d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4</text:p>
          </table:table-cell>
        </table:table-row>
        <table:table-row table:style-name="ro1">
          <table:table-cell office:value-type="string" calcext:value-type="string">
            <text:p>m6-stop-d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office:value-type="string" calcext:value-type="string">
            <text:p>m1-stop-de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0</text:p>
          </table:table-cell>
        </table:table-row>
        <table:table-row table:style-name="ro1">
          <table:table-cell office:value-type="string" calcext:value-type="string">
            <text:p>m5-stop-de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m2-stop-d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 office:value-type="string" calcext:value-type="string">
            <text:p>m4-stop-d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 office:value-type="string" calcext:value-type="string">
            <text:p>m3-stop-d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 office:value-type="string" calcext:value-type="string">
            <text:p>hb-pw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table:style-name="Default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Default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he0-pw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 office:value-type="string" calcext:value-type="string">
            <text:p>he3-pw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 office:value-type="string" calcext:value-type="string">
            <text:p>fan5-pw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 office:value-type="string" calcext:value-type="string">
            <text:p>he2-pw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string" calcext:value-type="string">
            <text:p>adc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10</text:p>
          </table:table-cell>
        </table:table-row>
        <table:table-row table:style-name="ro1">
          <table:table-cell table:style-name="ce2" office:value-type="string" calcext:value-type="string">
            <text:p>osc-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0/osc-in</text:p>
          </table:table-cell>
        </table:table-row>
        <table:table-row table:style-name="ro1">
          <table:table-cell table:style-name="ce2" office:value-type="string" calcext:value-type="string">
            <text:p>osc-ou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1/osc-out</text:p>
          </table:table-cell>
        </table:table-row>
        <table:table-row table:style-name="ro1">
          <table:table-cell table:style-name="ce2" office:value-type="string" calcext:value-type="string">
            <text:p>res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 office:value-type="string" calcext:value-type="string">
            <text:p>adc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0</text:p>
          </table:table-cell>
        </table:table-row>
        <table:table-row table:style-name="ro1">
          <table:table-cell office:value-type="string" calcext:value-type="string">
            <text:p>fan5-de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cool-de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fan4-de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table:style-name="Default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2" office:value-type="string" calcext:value-type="string">
            <text:p>##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SSA</text:p>
          </table:table-cell>
        </table:table-row>
        <table:table-row table:style-name="ro1">
          <table:table-cell table:style-name="Default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VDD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</table:table-row>
        <table:table-row table:style-name="ro1">
          <table:table-cell office:value-type="string" calcext:value-type="string">
            <text:p>he1-pw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 office:value-type="string" calcext:value-type="string">
            <text:p>fan4-pw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string" calcext:value-type="string">
            <text:p>cool-pw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string" calcext:value-type="string">
            <text:p>fan3-pw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 table:style-name="Default"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Default"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fan2-pw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 office:value-type="string" calcext:value-type="string">
            <text:p>fan1-pw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 office:value-type="string" calcext:value-type="string">
            <text:p>fan0-pw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string" calcext:value-type="string">
            <text:p>th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string" calcext:value-type="string">
            <text:p>th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th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 office:value-type="string" calcext:value-type="string">
            <text:p>th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 office:value-type="string" calcext:value-type="string">
            <text:p>th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table:style-name="ce2" office:value-type="string" calcext:value-type="string">
            <text:p>boot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2/boot1</text:p>
          </table:table-cell>
        </table:table-row>
        <table:table-row table:style-name="ro1">
          <table:table-cell office:value-type="string" calcext:value-type="string">
            <text:p>Probe-de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office:value-type="string" calcext:value-type="string">
            <text:p>pwrd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ps-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 office:value-type="string" calcext:value-type="string">
            <text:p>spi2-c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 office:value-type="string" calcext:value-type="string">
            <text:p>esp-io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 office:value-type="string" calcext:value-type="string">
            <text:p>esp-io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0</text:p>
          </table:table-cell>
        </table:table-row>
        <table:table-row table:style-name="ro1">
          <table:table-cell office:value-type="string" calcext:value-type="string">
            <text:p>esp-c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 office:value-type="string" calcext:value-type="string">
            <text:p>esp-ur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 office:value-type="string" calcext:value-type="string">
            <text:p>esp-utx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 office:value-type="string" calcext:value-type="string">
            <text:p>rgb2-pw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 table:style-name="Default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rgb1-pw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 office:value-type="string" calcext:value-type="string">
            <text:p>lcssd-c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 office:value-type="string" calcext:value-type="string">
            <text:p>lcdsc-sck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12</text:p>
          </table:table-cell>
        </table:table-row>
        <table:table-row table:style-name="ro1">
          <table:table-cell office:value-type="string" calcext:value-type="string">
            <text:p>lcdsd-mis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13</text:p>
          </table:table-cell>
        </table:table-row>
        <table:table-row table:style-name="ro1">
          <table:table-cell office:value-type="string" calcext:value-type="string">
            <text:p>lcdsd-mosi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14</text:p>
          </table:table-cell>
        </table:table-row>
        <table:table-row table:style-name="ro1">
          <table:table-cell office:value-type="string" calcext:value-type="string">
            <text:p>lcd-d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15</text:p>
          </table:table-cell>
        </table:table-row>
        <table:table-row table:style-name="ro1">
          <table:table-cell office:value-type="string" calcext:value-type="string">
            <text:p>scl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 office:value-type="string" calcext:value-type="string">
            <text:p>sda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11</text:p>
          </table:table-cell>
        </table:table-row>
        <table:table-row table:style-name="ro1">
          <table:table-cell office:value-type="string" calcext:value-type="string">
            <text:p>###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cap-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tf-c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 office:value-type="string" calcext:value-type="string">
            <text:p>tf-de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 office:value-type="string" calcext:value-type="string">
            <text:p>Probe-det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15</text:p>
          </table:table-cell>
        </table:table-row>
        <table:table-row table:style-name="ro1">
          <table:table-cell office:value-type="string" calcext:value-type="string">
            <text:p>uart3-tx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uart3-rx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 office:value-type="string" calcext:value-type="string">
            <text:p>lcd-d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lcd-d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 office:value-type="string" calcext:value-type="string">
            <text:p>cld-d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lcd-c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lcd-enc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 office:value-type="string" calcext:value-type="string">
            <text:p>lcd-bt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15</text:p>
          </table:table-cell>
        </table:table-row>
        <table:table-row table:style-name="ro1">
          <table:table-cell office:value-type="string" calcext:value-type="string">
            <text:p>lcd-beep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lcdsd-det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string" calcext:value-type="string">
            <text:p>lcd-enc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lcd-enc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 office:value-type="string" calcext:value-type="string">
            <text:p>m10-stp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 office:value-type="string" calcext:value-type="string">
            <text:p>m10-c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7</text:p>
          </table:table-cell>
        </table:table-row>
        <table:table-row table:style-name="ro1">
          <table:table-cell office:value-type="string" calcext:value-type="string">
            <text:p>m9-c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m10-dir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m9-di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 office:value-type="string" calcext:value-type="string">
            <text:p>m10-en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m9-e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string" calcext:value-type="string">
            <text:p>m9-st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 office:value-type="string" calcext:value-type="string">
            <text:p>m8-dir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 office:value-type="string" calcext:value-type="string">
            <text:p>m8-st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 office:value-type="string" calcext:value-type="string">
            <text:p>usb-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 office:value-type="string" calcext:value-type="string">
            <text:p>usb-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 office:value-type="string" calcext:value-type="string">
            <text:p>swdio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13/swdio</text:p>
          </table:table-cell>
        </table:table-row>
        <table:table-row table:style-name="ro1">
          <table:table-cell office:value-type="string" calcext:value-type="string">
            <text:p>###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vcap_2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swclk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14/swclk</text:p>
          </table:table-cell>
        </table:table-row>
        <table:table-row table:style-name="ro1">
          <table:table-cell office:value-type="string" calcext:value-type="string">
            <text:p>m9-e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 office:value-type="string" calcext:value-type="string">
            <text:p>esp-sck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 office:value-type="string" calcext:value-type="string">
            <text:p>esp-miso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 office:value-type="string" calcext:value-type="string">
            <text:p>esp-mos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 office:value-type="string" calcext:value-type="string">
            <text:p>esp-c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 office:value-type="string" calcext:value-type="string">
            <text:p>can-p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m7-di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m7-stp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 office:value-type="string" calcext:value-type="string">
            <text:p>m7-en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 office:value-type="string" calcext:value-type="string">
            <text:p>m6-en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m8-c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 office:value-type="string" calcext:value-type="string">
            <text:p>m7-c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string" calcext:value-type="string">
            <text:p>m6-c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g9</text:p>
          </table:table-cell>
        </table:table-row>
        <table:table-row table:style-name="ro1">
          <table:table-cell office:value-type="string" calcext:value-type="string">
            <text:p>m5-c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 office:value-type="string" calcext:value-type="string">
            <text:p>m4-c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g11</text:p>
          </table:table-cell>
        </table:table-row>
        <table:table-row table:style-name="ro1">
          <table:table-cell office:value-type="string" calcext:value-type="string">
            <text:p>m3-c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12</text:p>
          </table:table-cell>
        </table:table-row>
        <table:table-row table:style-name="ro1">
          <table:table-cell office:value-type="string" calcext:value-type="string">
            <text:p>m2-c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office:value-type="string" calcext:value-type="string">
            <text:p>m1-c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/>
        </table:table-row>
        <table:table-row table:style-name="ro1">
          <table:table-cell office:value-type="string" calcext:value-type="string">
            <text:p>m6-stp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15</text:p>
          </table:table-cell>
        </table:table-row>
        <table:table-row table:style-name="ro1">
          <table:table-cell office:value-type="string" calcext:value-type="string">
            <text:p>m6-di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 office:value-type="string" calcext:value-type="string">
            <text:p>m5-sdir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m5-st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string" calcext:value-type="string">
            <text:p>m5-e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 office:value-type="string" calcext:value-type="string">
            <text:p>m4-e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 table:style-name="ce2" office:value-type="string" calcext:value-type="string">
            <text:p>boot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</table:table-row>
        <table:table-row table:style-name="ro1">
          <table:table-cell office:value-type="string" calcext:value-type="string">
            <text:p>m4-stp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 office:value-type="string" calcext:value-type="string">
            <text:p>m4-di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9</text:p>
          </table:table-cell>
        </table:table-row>
        <table:table-row table:style-name="ro1">
          <table:table-cell office:value-type="string" calcext:value-type="string">
            <text:p>m3-dir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 office:value-type="string" calcext:value-type="string">
            <text:p>m3-stp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dr-on</text:p>
          </table:table-cell>
        </table:table-row>
        <table:table-row table:style-name="ro1" table:number-rows-repeated="10484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m32h723 LQFP144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14-osc32-i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15-osc32-out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8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1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h0-osc-in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1-osc-out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2_c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3_c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vssa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vref+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a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a3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c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1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f1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f15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g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g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e12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e13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e1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e1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b1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b1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vcap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b12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b14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b15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9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11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d13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d1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d15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g5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g6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g7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g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vdd33USB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c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c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a8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a9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a1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a11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a12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a1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vcap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a14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a15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1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11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12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d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d6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g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g1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g11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g12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g1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vss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g15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b3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b6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b8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b9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e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pdr_on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vdd</text:p>
          </table:table-cell>
        </table:table-row>
      </table:table>
      <table:table table:name="my grbHAL" table:style-name="ta1" table:protected="true">
        <loext:table-protection loext:select-protected-cells="true" loext:select-unprotected-cells="true"/>
        <table:table-column table:style-name="co3" table:default-cell-style-name="ce3"/>
        <table:table-column table:style-name="co4" table:number-columns-repeated="8" table:default-cell-style-name="ce1"/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cool mst</text:p>
          </table:table-cell>
          <table:table-cell table:style-name="ce10" table:number-columns-repeated="3"/>
          <table:table-cell table:style-name="ce19" office:value-type="string" calcext:value-type="string">
            <text:p>Z dir</text:p>
          </table:table-cell>
          <table:table-cell table:style-name="ce24" office:value-type="string" calcext:value-type="string">
            <text:p>X lim</text:p>
          </table:table-cell>
          <table:table-cell table:style-name="ce10"/>
          <table:table-cell table:style-name="ce34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SP PWM</text:p>
          </table:table-cell>
          <table:table-cell table:style-name="ce11" table:number-columns-repeated="3"/>
          <table:table-cell table:style-name="ce20" office:value-type="string" calcext:value-type="string">
            <text:p>Z step</text:p>
          </table:table-cell>
          <table:table-cell table:style-name="ce13" office:value-type="string" calcext:value-type="string">
            <text:p>M4 lim</text:p>
          </table:table-cell>
          <table:table-cell table:style-name="ce11"/>
          <table:table-cell table:style-name="ce3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11" table:number-columns-repeated="3"/>
          <table:table-cell table:style-name="ce20" office:value-type="string" calcext:value-type="string">
            <text:p>Z en</text:p>
          </table:table-cell>
          <table:table-cell table:style-name="ce21" office:value-type="string" calcext:value-type="string">
            <text:p>Y lim</text:p>
          </table:table-cell>
          <table:table-cell table:style-name="ce11"/>
          <table:table-cell table:style-name="ce35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/>
          <table:table-cell table:style-name="ce12" office:value-type="string" calcext:value-type="string">
            <text:p>M5 dir</text:p>
          </table:table-cell>
          <table:table-cell table:style-name="ce11" table:number-columns-repeated="2"/>
          <table:table-cell table:style-name="ce21" office:value-type="string" calcext:value-type="string">
            <text:p>Y en</text:p>
          </table:table-cell>
          <table:table-cell table:style-name="ce14" office:value-type="string" calcext:value-type="string">
            <text:p>M3 lim</text:p>
          </table:table-cell>
          <table:table-cell table:style-name="ce11"/>
          <table:table-cell table:style-name="ce35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13" office:value-type="string" calcext:value-type="string">
            <text:p>M4 dir</text:p>
          </table:table-cell>
          <table:table-cell table:style-name="ce11" table:number-columns-repeated="2"/>
          <table:table-cell table:style-name="ce21" office:value-type="string" calcext:value-type="string">
            <text:p>Y step</text:p>
          </table:table-cell>
          <table:table-cell table:style-name="ce20" office:value-type="string" calcext:value-type="string">
            <text:p>Z lim</text:p>
          </table:table-cell>
          <table:table-cell table:style-name="ce11"/>
          <table:table-cell table:style-name="ce35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P dir</text:p>
          </table:table-cell>
          <table:table-cell table:style-name="ce13" office:value-type="string" calcext:value-type="string">
            <text:p>M4 step</text:p>
          </table:table-cell>
          <table:table-cell table:style-name="ce11"/>
          <table:table-cell table:style-name="ce12" office:value-type="string" calcext:value-type="string">
            <text:p>M5 en</text:p>
          </table:table-cell>
          <table:table-cell table:style-name="ce21" office:value-type="string" calcext:value-type="string">
            <text:p>Y dir</text:p>
          </table:table-cell>
          <table:table-cell table:style-name="ce11" table:number-columns-repeated="2"/>
          <table:table-cell table:style-name="ce35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P en</text:p>
          </table:table-cell>
          <table:table-cell table:style-name="ce13" office:value-type="string" calcext:value-type="string">
            <text:p>M4 en</text:p>
          </table:table-cell>
          <table:table-cell table:style-name="ce11" table:number-columns-repeated="2"/>
          <table:table-cell table:style-name="ce16" office:value-type="string" calcext:value-type="string">
            <text:p>X en</text:p>
          </table:table-cell>
          <table:table-cell table:style-name="ce25" office:value-type="string" calcext:value-type="string">
            <text:p>cool fld</text:p>
          </table:table-cell>
          <table:table-cell table:style-name="ce11"/>
          <table:table-cell table:style-name="ce35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/>
          <table:table-cell table:style-name="ce14" office:value-type="string" calcext:value-type="string">
            <text:p>M3 en</text:p>
          </table:table-cell>
          <table:table-cell table:style-name="ce11" table:number-columns-repeated="5"/>
          <table:table-cell table:style-name="ce35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14" office:value-type="string" calcext:value-type="string">
            <text:p>M3 step</text:p>
          </table:table-cell>
          <table:table-cell table:style-name="ce11" table:number-columns-repeated="5"/>
          <table:table-cell table:style-name="ce35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4" office:value-type="string" calcext:value-type="string">
            <text:p>M3 dir</text:p>
          </table:table-cell>
          <table:table-cell table:style-name="ce11" table:number-columns-repeated="4"/>
          <table:table-cell table:style-name="ce27" office:value-type="string" calcext:value-type="string">
            <text:p>TRuartM5</text:p>
          </table:table-cell>
          <table:table-cell table:style-name="ce35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1" table:number-columns-repeated="4"/>
          <table:table-cell table:style-name="ce26" office:value-type="string" calcext:value-type="string">
            <text:p>cyc strt</text:p>
          </table:table-cell>
          <table:table-cell table:style-name="ce28" office:value-type="string" calcext:value-type="string">
            <text:p>TRuartM4</text:p>
          </table:table-cell>
          <table:table-cell table:style-name="ce35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11" table:number-columns-repeated="4"/>
          <table:table-cell table:style-name="ce26" office:value-type="string" calcext:value-type="string">
            <text:p>feed hold</text:p>
          </table:table-cell>
          <table:table-cell table:style-name="ce29" office:value-type="string" calcext:value-type="string">
            <text:p>TRuartM3</text:p>
          </table:table-cell>
          <table:table-cell table:style-name="ce35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11" table:number-columns-repeated="3"/>
          <table:table-cell table:style-name="ce22" office:value-type="string" calcext:value-type="string">
            <text:p>TRmiso</text:p>
          </table:table-cell>
          <table:table-cell table:style-name="ce26" office:value-type="string" calcext:value-type="string">
            <text:p>aux_in0</text:p>
            <text:p>saf door</text:p>
          </table:table-cell>
          <table:table-cell table:style-name="ce30" office:value-type="string" calcext:value-type="string">
            <text:p>TRuartZ</text:p>
          </table:table-cell>
          <table:table-cell table:style-name="ce35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11"/>
          <table:table-cell table:style-name="ce16" office:value-type="string" calcext:value-type="string">
            <text:p>X step</text:p>
          </table:table-cell>
          <table:table-cell table:style-name="ce11"/>
          <table:table-cell table:style-name="ce22" office:value-type="string" calcext:value-type="string">
            <text:p>TRsck</text:p>
          </table:table-cell>
          <table:table-cell table:style-name="ce26" office:value-type="string" calcext:value-type="string">
            <text:p>reset</text:p>
          </table:table-cell>
          <table:table-cell table:style-name="ce31" office:value-type="string" calcext:value-type="string">
            <text:p>TRuartY</text:p>
          </table:table-cell>
          <table:table-cell table:style-name="ce35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11"/>
          <table:table-cell table:style-name="ce16" office:value-type="string" calcext:value-type="string">
            <text:p>X dir</text:p>
          </table:table-cell>
          <table:table-cell table:style-name="ce11"/>
          <table:table-cell table:style-name="ce22" office:value-type="string" calcext:value-type="string">
            <text:p>TRmosi</text:p>
          </table:table-cell>
          <table:table-cell table:style-name="ce11"/>
          <table:table-cell table:style-name="ce32" office:value-type="string" calcext:value-type="string">
            <text:p>TRuartX</text:p>
          </table:table-cell>
          <table:table-cell table:style-name="ce35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9"/>
          <table:table-cell table:style-name="ce15" office:value-type="string" calcext:value-type="string">
            <text:p>Probe</text:p>
          </table:table-cell>
          <table:table-cell table:style-name="ce17" office:value-type="string" calcext:value-type="string">
            <text:p>M5 lim</text:p>
          </table:table-cell>
          <table:table-cell table:style-name="ce18"/>
          <table:table-cell table:style-name="ce23"/>
          <table:table-cell table:style-name="ce18"/>
          <table:table-cell table:style-name="ce33" office:value-type="string" calcext:value-type="string">
            <text:p>M5 step</text:p>
          </table:table-cell>
          <table:table-cell table:style-name="ce36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y WeAct mini map" table:style-name="ta1" table:protected="true">
        <loext:table-protection loext:select-protected-cells="true" loext:select-unprotected-cells="true"/>
        <table:table-column table:style-name="co3" table:default-cell-style-name="ce3"/>
        <table:table-column table:style-name="co4" table:number-columns-repeated="8" table:default-cell-style-name="ce1"/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Default"/>
          <table:table-cell table:style-name="ce40" office:value-type="string" calcext:value-type="string">
            <text:p>SP PWM</text:p>
          </table:table-cell>
          <table:table-cell table:style-name="ce44" office:value-type="string" calcext:value-type="string">
            <text:p>X en</text:p>
          </table:table-cell>
          <table:table-cell table:style-name="Default"/>
          <table:table-cell table:style-name="ce37" office:value-type="string" calcext:value-type="string">
            <text:p>DCMI_D2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style-name="ce45" office:value-type="string" calcext:value-type="string">
            <text:p>Y en</text:p>
          </table:table-cell>
          <table:table-cell table:style-name="Default"/>
          <table:table-cell table:style-name="ce37" office:value-type="string" calcext:value-type="string">
            <text:p>DCMI_D3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Default"/>
          <table:table-cell table:style-name="ce41" office:value-type="string" calcext:value-type="string">
            <text:p>QSPI_CLK</text:p>
          </table:table-cell>
          <table:table-cell table:style-name="ce46" office:value-type="string" calcext:value-type="string">
            <text:p>Z en</text:p>
          </table:table-cell>
          <table:table-cell table:style-name="ce47" office:value-type="string" calcext:value-type="string">
            <text:p>SDMM_C1_CMD</text:p>
          </table:table-cell>
          <table:table-cell table:style-name="ce41" office:value-type="string" calcext:value-type="string">
            <text:p>QSPI_BK1_IO2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Default"/>
          <table:table-cell table:style-name="ce42" office:value-type="string" calcext:value-type="string">
            <text:p>SPIx_CLK</text:p>
          </table:table-cell>
          <table:table-cell table:style-name="ce44" office:value-type="string" calcext:value-type="string">
            <text:p>X limit</text:p>
          </table:table-cell>
          <table:table-cell table:style-name="ce37" office:value-type="string" calcext:value-type="string">
            <text:p>DCMI_D5</text:p>
          </table:table-cell>
          <table:table-cell table:style-name="ce43" office:value-type="string" calcext:value-type="string">
            <text:p>USER_LED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37" office:value-type="string" calcext:value-type="string">
            <text:p>DCMI hsync</text:p>
          </table:table-cell>
          <table:table-cell table:style-name="ce42" office:value-type="string" calcext:value-type="string">
            <text:p>SPIx_MISO</text:p>
          </table:table-cell>
          <table:table-cell table:style-name="ce45" office:value-type="string" calcext:value-type="string">
            <text:p>Y limit</text:p>
          </table:table-cell>
          <table:table-cell table:style-name="ce48" office:value-type="string" calcext:value-type="string">
            <text:p>?SDMM_C1_SW</text:p>
          </table:table-cell>
          <table:table-cell table:style-name="ce49" office:value-type="string" calcext:value-type="string">
            <text:p>TR_UA/CSX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Default" office:value-type="string" calcext:value-type="string">
            <text:p>TR_SCK</text:p>
          </table:table-cell>
          <table:table-cell table:style-name="ce40" office:value-type="string" calcext:value-type="string">
            <text:p>SP DIR</text:p>
          </table:table-cell>
          <table:table-cell table:style-name="ce46" office:value-type="string" calcext:value-type="string">
            <text:p>Z limit</text:p>
          </table:table-cell>
          <table:table-cell table:style-name="Default"/>
          <table:table-cell table:style-name="ce50" office:value-type="string" calcext:value-type="string">
            <text:p>TR_UA/CSY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Default" office:value-type="string" calcext:value-type="string">
            <text:p>TR_MISO</text:p>
          </table:table-cell>
          <table:table-cell table:style-name="ce41" office:value-type="string" calcext:value-type="string">
            <text:p>QSPI_bk1ncs</text:p>
          </table:table-cell>
          <table:table-cell table:style-name="ce37" office:value-type="string" calcext:value-type="string">
            <text:p>DCMI_D0</text:p>
          </table:table-cell>
          <table:table-cell table:style-name="ce42" office:value-type="string" calcext:value-type="string">
            <text:p>SPIx_CS</text:p>
          </table:table-cell>
          <table:table-cell table:style-name="ce51" office:value-type="string" calcext:value-type="string">
            <text:p>TR_UA/CSZ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Default" office:value-type="string" calcext:value-type="string">
            <text:p>TR_MOSI</text:p>
          </table:table-cell>
          <table:table-cell table:style-name="ce40" office:value-type="string" calcext:value-type="string">
            <text:p>SP EN</text:p>
          </table:table-cell>
          <table:table-cell table:style-name="ce37" office:value-type="string" calcext:value-type="string">
            <text:p>DCMI_D1</text:p>
          </table:table-cell>
          <table:table-cell table:style-name="ce42" office:value-type="string" calcext:value-type="string">
            <text:p>SPIx_MOSI</text:p>
          </table:table-cell>
          <table:table-cell table:style-name="ce52" office:value-type="string" calcext:value-type="string">
            <text:p>M3 step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Default"/>
          <table:table-cell table:style-name="ce43" office:value-type="string" calcext:value-type="string">
            <text:p>pu DCMI_SCL</text:p>
          </table:table-cell>
          <table:table-cell table:style-name="ce47" office:value-type="string" calcext:value-type="string">
            <text:p>SDMM_C1_D0</text:p>
          </table:table-cell>
          <table:table-cell table:style-name="ce39" office:value-type="string" calcext:value-type="string">
            <text:p>Reset</text:p>
          </table:table-cell>
          <table:table-cell table:style-name="ce52" office:value-type="string" calcext:value-type="string">
            <text:p>M3 dir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Default" office:value-type="string" calcext:value-type="string">
            <text:p>UA1_TX</text:p>
          </table:table-cell>
          <table:table-cell table:style-name="ce43" office:value-type="string" calcext:value-type="string">
            <text:p>pu DCMI_SDA</text:p>
          </table:table-cell>
          <table:table-cell table:style-name="ce47" office:value-type="string" calcext:value-type="string">
            <text:p>SDMM_C1_D1</text:p>
          </table:table-cell>
          <table:table-cell table:style-name="ce39" office:value-type="string" calcext:value-type="string">
            <text:p>Feed hold</text:p>
          </table:table-cell>
          <table:table-cell table:style-name="ce52" office:value-type="string" calcext:value-type="string">
            <text:p>M3 en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Default" office:value-type="string" calcext:value-type="string">
            <text:p>UA2_TX</text:p>
          </table:table-cell>
          <table:table-cell table:style-name="ce44" office:value-type="string" calcext:value-type="string">
            <text:p>X step</text:p>
          </table:table-cell>
          <table:table-cell table:style-name="ce47" office:value-type="string" calcext:value-type="string">
            <text:p>SDMM_C1_D2</text:p>
          </table:table-cell>
          <table:table-cell table:style-name="ce39" office:value-type="string" calcext:value-type="string">
            <text:p>Cycle start</text:p>
          </table:table-cell>
          <table:table-cell table:style-name="ce43" office:value-type="string" calcext:value-type="string">
            <text:p>LCD_LED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38" office:value-type="string" calcext:value-type="string">
            <text:p>USB1_DN</text:p>
          </table:table-cell>
          <table:table-cell table:style-name="ce45" office:value-type="string" calcext:value-type="string">
            <text:p>Y step</text:p>
          </table:table-cell>
          <table:table-cell table:style-name="ce47" office:value-type="string" calcext:value-type="string">
            <text:p>SDMM_C1_D3</text:p>
          </table:table-cell>
          <table:table-cell table:style-name="ce41" office:value-type="string" calcext:value-type="string">
            <text:p>QSPI_BK1_IO0</text:p>
          </table:table-cell>
          <table:table-cell table:style-name="ce43" office:value-type="string" calcext:value-type="string">
            <text:p>LCD_CS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38" office:value-type="string" calcext:value-type="string">
            <text:p>USB2_DP</text:p>
          </table:table-cell>
          <table:table-cell table:style-name="ce46" office:value-type="string" calcext:value-type="string">
            <text:p>Z step</text:p>
          </table:table-cell>
          <table:table-cell table:style-name="ce47" office:value-type="string" calcext:value-type="string">
            <text:p>SDMM_C1_CK</text:p>
          </table:table-cell>
          <table:table-cell table:style-name="ce41" office:value-type="string" calcext:value-type="string">
            <text:p>QSPI_BK1_IO1</text:p>
          </table:table-cell>
          <table:table-cell table:style-name="ce43" office:value-type="string" calcext:value-type="string">
            <text:p>LCD_SCL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38" office:value-type="string" calcext:value-type="string">
            <text:p>SWDIO</text:p>
          </table:table-cell>
          <table:table-cell table:style-name="ce44" office:value-type="string" calcext:value-type="string">
            <text:p>X dir</text:p>
          </table:table-cell>
          <table:table-cell table:style-name="ce43" office:value-type="string" calcext:value-type="string">
            <text:p>usr-btn</text:p>
          </table:table-cell>
          <table:table-cell table:style-name="ce41" office:value-type="string" calcext:value-type="string">
            <text:p>QSPI_BK1_IO3</text:p>
          </table:table-cell>
          <table:table-cell table:style-name="ce43" office:value-type="string" calcext:value-type="string">
            <text:p>LCD_WR_RS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38" office:value-type="string" calcext:value-type="string">
            <text:p>SWDCLK</text:p>
          </table:table-cell>
          <table:table-cell table:style-name="ce45" office:value-type="string" calcext:value-type="string">
            <text:p>Y dir</text:p>
          </table:table-cell>
          <table:table-cell table:style-name="ce38" office:value-type="string" calcext:value-type="string">
            <text:p>OSC_32</text:p>
          </table:table-cell>
          <table:table-cell table:style-name="ce40" office:value-type="string" calcext:value-type="string">
            <text:p>Cool flood</text:p>
          </table:table-cell>
          <table:table-cell table:style-name="ce43" office:value-type="string" calcext:value-type="string">
            <text:p>LCD_SDA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39" office:value-type="string" calcext:value-type="string">
            <text:p>Z probe</text:p>
          </table:table-cell>
          <table:table-cell table:style-name="ce46" office:value-type="string" calcext:value-type="string">
            <text:p>Z dir</text:p>
          </table:table-cell>
          <table:table-cell table:style-name="ce38" office:value-type="string" calcext:value-type="string">
            <text:p>OSC_32</text:p>
          </table:table-cell>
          <table:table-cell table:style-name="ce40" office:value-type="string" calcext:value-type="string">
            <text:p>Cool mist</text:p>
          </table:table-cell>
          <table:table-cell table:style-name="ce52" office:value-type="string" calcext:value-type="string">
            <text:p>M3 limit</text:p>
          </table:table-cell>
          <table:table-cell table:style-name="ce53"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ct mini map_v00" table:style-name="ta1" table:protected="true">
        <loext:table-protection loext:select-protected-cells="true" loext:select-unprotected-cells="true"/>
        <table:table-column table:style-name="co3" table:default-cell-style-name="ce3"/>
        <table:table-column table:style-name="co4" table:number-columns-repeated="8" table:default-cell-style-name="ce1"/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54" office:value-type="string" calcext:value-type="string">
            <text:p>M5 step</text:p>
          </table:table-cell>
          <table:table-cell table:style-name="ce40" office:value-type="string" calcext:value-type="string">
            <text:p>SP PWM</text:p>
          </table:table-cell>
          <table:table-cell table:style-name="ce44" office:value-type="string" calcext:value-type="string">
            <text:p>X en</text:p>
          </table:table-cell>
          <table:table-cell table:style-name="ce39" office:value-type="string" calcext:value-type="string">
            <text:p>aux_DI_0</text:p>
          </table:table-cell>
          <table:table-cell table:style-name="ce37" office:value-type="string" calcext:value-type="string">
            <text:p>DCMI_D2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4" office:value-type="string" calcext:value-type="string">
            <text:p>M5 dir</text:p>
          </table:table-cell>
          <table:table-cell table:style-name="ce40" office:value-type="string" calcext:value-type="string">
            <text:p>aux_DO_0</text:p>
          </table:table-cell>
          <table:table-cell table:style-name="ce45" office:value-type="string" calcext:value-type="string">
            <text:p>Y en</text:p>
          </table:table-cell>
          <table:table-cell table:style-name="ce61" office:value-type="string" calcext:value-type="string">
            <office:annotation draw:style-name="gr1" draw:text-style-name="P2" svg:width="28.99mm" svg:height="17.99mm" svg:x="94.01mm" svg:y="0mm" draw:caption-point-x="-6.1mm" draw:caption-point-y="11.61mm">
              <dc:date>2024-03-05T00:00:00</dc:date>
              <text:p text:style-name="P1">is this and ADC input??</text:p>
            </office:annotation>
            <text:p>aux_AI_0</text:p>
          </table:table-cell>
          <table:table-cell table:style-name="ce37" office:value-type="string" calcext:value-type="string">
            <text:p>DCMI_D3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4" office:value-type="string" calcext:value-type="string">
            <text:p>M5 en</text:p>
          </table:table-cell>
          <table:table-cell table:style-name="ce41" office:value-type="string" calcext:value-type="string">
            <text:p>QSPI_CLK</text:p>
          </table:table-cell>
          <table:table-cell table:style-name="ce46" office:value-type="string" calcext:value-type="string">
            <text:p>Z en</text:p>
          </table:table-cell>
          <table:table-cell table:style-name="ce47" office:value-type="string" calcext:value-type="string">
            <text:p>SDMM_C1_CMD</text:p>
          </table:table-cell>
          <table:table-cell table:style-name="ce41" office:value-type="string" calcext:value-type="string">
            <text:p>QSPI_BK1_IO2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5" office:value-type="string" calcext:value-type="string">
            <office:annotation draw:style-name="gr1" draw:text-style-name="P2" svg:width="28.99mm" svg:height="17.99mm" svg:x="34.01mm" svg:y="10.52mm" draw:caption-point-x="-6.1mm" draw:caption-point-y="15.1mm">
              <dc:date>2024-03-05T00:00:00</dc:date>
              <text:p text:style-name="P1">move to pion w/o irq</text:p>
            </office:annotation>
            <text:p>M5 limit</text:p>
          </table:table-cell>
          <table:table-cell table:style-name="ce42" office:value-type="string" calcext:value-type="string">
            <text:p>SPIx_CLK</text:p>
          </table:table-cell>
          <table:table-cell table:style-name="ce59" office:value-type="string" calcext:value-type="string">
            <text:p>X limit</text:p>
          </table:table-cell>
          <table:table-cell table:style-name="ce61" office:value-type="string" calcext:value-type="string">
            <office:annotation draw:style-name="gr1" draw:text-style-name="P2" svg:width="28.99mm" svg:height="17.99mm" svg:x="94.01mm" svg:y="10.52mm" draw:caption-point-x="-6.1mm" draw:caption-point-y="15.1mm">
              <dc:date>2024-03-05T00:00:00</dc:date>
              <text:p text:style-name="P1">move to pin no w/o irq</text:p>
            </office:annotation>
            <text:p>safety_door</text:p>
          </table:table-cell>
          <table:table-cell table:style-name="ce43" office:value-type="string" calcext:value-type="string">
            <text:p>USER_LED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56" office:value-type="string" calcext:value-type="string">
            <text:p>TR_UA M5</text:p>
          </table:table-cell>
          <table:table-cell table:style-name="ce42" office:value-type="string" calcext:value-type="string">
            <text:p>SPIx_MISO</text:p>
          </table:table-cell>
          <table:table-cell table:style-name="ce45" office:value-type="string" calcext:value-type="string">
            <text:p>Y limit</text:p>
          </table:table-cell>
          <table:table-cell table:style-name="ce48" office:value-type="string" calcext:value-type="string">
            <text:p>?SDMM_C1_SW</text:p>
          </table:table-cell>
          <table:table-cell table:style-name="ce62" office:value-type="string" calcext:value-type="string">
            <text:p>TR_UA/CSX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57" office:value-type="string" calcext:value-type="string">
            <text:p>TR_SCK</text:p>
          </table:table-cell>
          <table:table-cell table:style-name="ce40" office:value-type="string" calcext:value-type="string">
            <text:p>SP DIR</text:p>
          </table:table-cell>
          <table:table-cell table:style-name="ce46" office:value-type="string" calcext:value-type="string">
            <text:p>Z limit</text:p>
          </table:table-cell>
          <table:table-cell table:style-name="ce39" office:value-type="string" calcext:value-type="string">
            <text:p>motor_warn</text:p>
          </table:table-cell>
          <table:table-cell table:style-name="ce63" office:value-type="string" calcext:value-type="string">
            <text:p>TR_UA/CSY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57" office:value-type="string" calcext:value-type="string">
            <text:p>TR_MISO</text:p>
          </table:table-cell>
          <table:table-cell table:style-name="ce41" office:value-type="string" calcext:value-type="string">
            <text:p>QSPI_bk1ncs</text:p>
          </table:table-cell>
          <table:table-cell table:style-name="ce52" office:value-type="string" calcext:value-type="string">
            <text:p>M3 limit</text:p>
          </table:table-cell>
          <table:table-cell table:style-name="ce42" office:value-type="string" calcext:value-type="string">
            <text:p>SPIx_CS</text:p>
          </table:table-cell>
          <table:table-cell table:style-name="ce64" office:value-type="string" calcext:value-type="string">
            <text:p>TR_UA/CSZ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57" office:value-type="string" calcext:value-type="string">
            <text:p>TR_MOSI</text:p>
          </table:table-cell>
          <table:table-cell table:style-name="ce40" office:value-type="string" calcext:value-type="string">
            <text:p>SP EN</text:p>
          </table:table-cell>
          <table:table-cell table:style-name="ce60" office:value-type="string" calcext:value-type="string">
            <text:p>M4 limit</text:p>
          </table:table-cell>
          <table:table-cell table:style-name="ce42" office:value-type="string" calcext:value-type="string">
            <text:p>SPIx_MOSI</text:p>
          </table:table-cell>
          <table:table-cell table:style-name="ce52" office:value-type="string" calcext:value-type="string">
            <text:p>M3 step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58" office:value-type="string" calcext:value-type="string">
            <text:p>WIZ_SS</text:p>
          </table:table-cell>
          <table:table-cell table:style-name="ce43" office:value-type="string" calcext:value-type="string">
            <office:annotation draw:style-name="gr1" draw:text-style-name="P2" svg:width="28.99mm" svg:height="17.99mm" svg:x="54.01mm" svg:y="45.53mm" draw:caption-point-x="-6.1mm" draw:caption-point-y="15.1mm">
              <dc:date>2024-03-05T00:00:00</dc:date>
              <text:p text:style-name="P1">do we need a strobe pin in addition?</text:p>
              <text:p text:style-name="P1">RTFI keypad...</text:p>
            </office:annotation>
            <text:p>keypad_SCL</text:p>
          </table:table-cell>
          <table:table-cell table:style-name="ce47" office:value-type="string" calcext:value-type="string">
            <text:p>SDMM_C1_D0</text:p>
          </table:table-cell>
          <table:table-cell table:style-name="ce39" office:value-type="string" calcext:value-type="string">
            <text:p>Reset</text:p>
          </table:table-cell>
          <table:table-cell table:style-name="ce52" office:value-type="string" calcext:value-type="string">
            <text:p>M3 dir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Default" office:value-type="string" calcext:value-type="string">
            <text:p>UA1_TX</text:p>
          </table:table-cell>
          <table:table-cell table:style-name="ce43" office:value-type="string" calcext:value-type="string">
            <text:p>keypad_SDA</text:p>
          </table:table-cell>
          <table:table-cell table:style-name="ce47" office:value-type="string" calcext:value-type="string">
            <text:p>SDMM_C1_D1</text:p>
          </table:table-cell>
          <table:table-cell table:style-name="ce39" office:value-type="string" calcext:value-type="string">
            <text:p>Feed hold</text:p>
          </table:table-cell>
          <table:table-cell table:style-name="ce52" office:value-type="string" calcext:value-type="string">
            <text:p>M3 en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Default" office:value-type="string" calcext:value-type="string">
            <text:p>UA2_TX</text:p>
          </table:table-cell>
          <table:table-cell table:style-name="ce44" office:value-type="string" calcext:value-type="string">
            <text:p>X step</text:p>
          </table:table-cell>
          <table:table-cell table:style-name="ce47" office:value-type="string" calcext:value-type="string">
            <text:p>SDMM_C1_D2</text:p>
          </table:table-cell>
          <table:table-cell table:style-name="ce39" office:value-type="string" calcext:value-type="string">
            <text:p>Cycle start</text:p>
          </table:table-cell>
          <table:table-cell table:style-name="ce43" office:value-type="string" calcext:value-type="string">
            <text:p>LCD_LED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38" office:value-type="string" calcext:value-type="string">
            <text:p>USB1_DN</text:p>
          </table:table-cell>
          <table:table-cell table:style-name="ce45" office:value-type="string" calcext:value-type="string">
            <text:p>Y step</text:p>
          </table:table-cell>
          <table:table-cell table:style-name="ce47" office:value-type="string" calcext:value-type="string">
            <text:p>SDMM_C1_D3</text:p>
          </table:table-cell>
          <table:table-cell table:style-name="ce41" office:value-type="string" calcext:value-type="string">
            <text:p>QSPI_BK1_IO0</text:p>
          </table:table-cell>
          <table:table-cell table:style-name="ce60" office:value-type="string" calcext:value-type="string">
            <text:p>M4 step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38" office:value-type="string" calcext:value-type="string">
            <text:p>USB2_DP</text:p>
          </table:table-cell>
          <table:table-cell table:style-name="ce46" office:value-type="string" calcext:value-type="string">
            <text:p>Z step</text:p>
          </table:table-cell>
          <table:table-cell table:style-name="ce47" office:value-type="string" calcext:value-type="string">
            <text:p>SDMM_C1_CK</text:p>
          </table:table-cell>
          <table:table-cell table:style-name="ce41" office:value-type="string" calcext:value-type="string">
            <text:p>QSPI_BK1_IO1</text:p>
          </table:table-cell>
          <table:table-cell table:style-name="ce60" office:value-type="string" calcext:value-type="string">
            <text:p>M4 dir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3" office:value-type="string" calcext:value-type="string">
            <text:p>SWDIO</text:p>
          </table:table-cell>
          <table:table-cell table:style-name="ce44" office:value-type="string" calcext:value-type="string">
            <text:p>X dir</text:p>
          </table:table-cell>
          <table:table-cell table:style-name="ce43" office:value-type="string" calcext:value-type="string">
            <text:p>usr-btn</text:p>
          </table:table-cell>
          <table:table-cell table:style-name="ce41" office:value-type="string" calcext:value-type="string">
            <text:p>QSPI_BK1_IO3</text:p>
          </table:table-cell>
          <table:table-cell table:style-name="ce60" office:value-type="string" calcext:value-type="string">
            <text:p>M4 en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3" office:value-type="string" calcext:value-type="string">
            <text:p>SWDCLK</text:p>
          </table:table-cell>
          <table:table-cell table:style-name="ce45" office:value-type="string" calcext:value-type="string">
            <text:p>Y dir</text:p>
          </table:table-cell>
          <table:table-cell table:style-name="ce38" office:value-type="string" calcext:value-type="string">
            <text:p>OSC_32</text:p>
          </table:table-cell>
          <table:table-cell table:style-name="ce40" office:value-type="string" calcext:value-type="string">
            <text:p>Cool flood</text:p>
          </table:table-cell>
          <table:table-cell table:style-name="ce65" office:value-type="string" calcext:value-type="string">
            <text:p>TR_UA M4</text:p>
          </table:table-cell>
          <table:table-cell table:style-name="ce53" table:number-columns-repeated="3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39" office:value-type="string" calcext:value-type="string">
            <text:p>Z probe</text:p>
          </table:table-cell>
          <table:table-cell table:style-name="ce46" office:value-type="string" calcext:value-type="string">
            <text:p>Z dir</text:p>
          </table:table-cell>
          <table:table-cell table:style-name="ce38" office:value-type="string" calcext:value-type="string">
            <text:p>OSC_32</text:p>
          </table:table-cell>
          <table:table-cell table:style-name="ce40" office:value-type="string" calcext:value-type="string">
            <text:p>Cool mist</text:p>
          </table:table-cell>
          <table:table-cell table:style-name="ce66" office:value-type="string" calcext:value-type="string">
            <text:p>TR_UA M3</text:p>
          </table:table-cell>
          <table:table-cell table:style-name="ce53"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ct mini map" table:style-name="ta1">
        <table:table-column table:style-name="co3" table:default-cell-style-name="ce3"/>
        <table:table-column table:style-name="co4" table:number-columns-repeated="5" table:default-cell-style-name="ce1"/>
        <table:table-column table:style-name="co4" table:visibility="collapse" table:number-columns-repeated="3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H</text:p>
          </table:table-cell>
          <table:table-cell/>
          <table:table-cell office:value-type="string" calcext:value-type="string">
            <text:p>IRQ</text:p>
          </table:table-cell>
          <table:table-cell table:number-columns-repeated="2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61" office:value-type="string" calcext:value-type="string">
            <office:annotation draw:style-name="gr1" draw:text-style-name="P2" svg:width="28.99mm" svg:height="17.99mm" svg:x="34.01mm" svg:y="0mm" draw:caption-point-x="-6.1mm" draw:caption-point-y="4.61mm">
              <dc:date>2024-03-05T00:00:00</dc:date>
              <text:p text:style-name="P1">is this and ADC input??<text:line-break/>IRQ?</text:p>
            </office:annotation>
            <text:p>aux_AI_0</text:p>
          </table:table-cell>
          <table:table-cell table:style-name="ce40" office:value-type="string" calcext:value-type="string">
            <text:p>SP PWM</text:p>
          </table:table-cell>
          <table:table-cell table:style-name="ce44" office:value-type="string" calcext:value-type="string">
            <text:p>X en</text:p>
          </table:table-cell>
          <table:table-cell table:style-name="ce65" office:value-type="string" calcext:value-type="string">
            <text:p>TR_UA M4</text:p>
          </table:table-cell>
          <table:table-cell table:style-name="ce54" office:value-type="string" calcext:value-type="string">
            <text:p>M5 step</text:p>
          </table:table-cell>
          <table:table-cell table:style-name="ce53" table:number-columns-repeated="3"/>
          <table:table-cell/>
          <table:table-cell table:style-name="ce68" table:formula="of:=[.B2]" office:value-type="string" office:string-value="aux_AI_0" calcext:value-type="string">
            <text:p>aux_AI_0</text:p>
          </table:table-cell>
          <table:table-cell table:number-columns-repeated="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0" office:value-type="string" calcext:value-type="string">
            <text:p>M4 en</text:p>
          </table:table-cell>
          <table:table-cell table:style-name="Default" office:value-type="string" calcext:value-type="string">
            <text:p>I2C strobe</text:p>
          </table:table-cell>
          <table:table-cell table:style-name="ce45" office:value-type="string" calcext:value-type="string">
            <text:p>Y en</text:p>
          </table:table-cell>
          <table:table-cell table:style-name="ce66" office:value-type="string" calcext:value-type="string">
            <text:p>TR_UA M3</text:p>
          </table:table-cell>
          <table:table-cell table:style-name="ce54" office:value-type="string" calcext:value-type="string">
            <text:p>M5 dir</text:p>
          </table:table-cell>
          <table:table-cell table:style-name="ce53" table:number-columns-repeated="3"/>
          <table:table-cell/>
          <table:table-cell table:style-name="ce68" table:formula="of:=[.C3]" office:value-type="string" office:string-value="I2C strobe" calcext:value-type="string">
            <text:p>I2C strobe</text:p>
          </table:table-cell>
          <table:table-cell table:number-columns-repeated="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54" office:value-type="string" calcext:value-type="string">
            <text:p>M5 limit</text:p>
          </table:table-cell>
          <table:table-cell table:style-name="ce41" office:value-type="string" calcext:value-type="string">
            <text:p>QSPI_CLK</text:p>
          </table:table-cell>
          <table:table-cell table:style-name="ce46" office:value-type="string" calcext:value-type="string">
            <text:p>Z en</text:p>
          </table:table-cell>
          <table:table-cell table:style-name="ce47" office:value-type="string" calcext:value-type="string">
            <text:p>SDMM_C1_CMD</text:p>
          </table:table-cell>
          <table:table-cell table:style-name="ce41" office:value-type="string" calcext:value-type="string">
            <text:p>QSPI_BK1_IO2</text:p>
          </table:table-cell>
          <table:table-cell table:style-name="ce53" table:number-columns-repeated="3"/>
          <table:table-cell/>
          <table:table-cell table:formula="of:=[.B4]" office:value-type="string" office:string-value="M5 limit" calcext:value-type="string">
            <text:p>M5 limit</text:p>
          </table:table-cell>
          <table:table-cell table:number-columns-repeated="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5" office:value-type="string" calcext:value-type="string">
            <office:annotation draw:style-name="gr1" draw:text-style-name="P2" svg:width="28.99mm" svg:height="17.99mm" svg:x="34.01mm" svg:y="10.52mm" draw:caption-point-x="-6.1mm" draw:caption-point-y="15.1mm">
              <dc:date>2024-03-05T00:00:00</dc:date>
              <text:p text:style-name="P1">move to pion w/o irq</text:p>
            </office:annotation>
            <text:p>M5 en</text:p>
          </table:table-cell>
          <table:table-cell table:style-name="ce42" office:value-type="string" calcext:value-type="string">
            <text:p>SPIx_CLK</text:p>
          </table:table-cell>
          <table:table-cell table:style-name="ce59" office:value-type="string" calcext:value-type="string">
            <text:p>X limit</text:p>
          </table:table-cell>
          <table:table-cell table:style-name="ce60" office:value-type="string" calcext:value-type="string">
            <text:p>M4 step</text:p>
          </table:table-cell>
          <table:table-cell table:style-name="ce67" office:value-type="string" calcext:value-type="string">
            <office:annotation draw:style-name="gr1" draw:text-style-name="P2" svg:width="28.99mm" svg:height="17.99mm" svg:x="114.02mm" svg:y="10.52mm" draw:caption-point-x="-6.1mm" draw:caption-point-y="15.1mm">
              <dc:date>2024-03-05T00:00:00</dc:date>
              <text:p text:style-name="P1">user LED</text:p>
              <text:p text:style-name="P1"/>
            </office:annotation>
            <text:p>aux_out0</text:p>
          </table:table-cell>
          <table:table-cell table:style-name="ce53" table:number-columns-repeated="3"/>
          <table:table-cell/>
          <table:table-cell table:formula="of:=[.D5]" office:value-type="string" office:string-value="X limit" calcext:value-type="string">
            <text:p>X limit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56" office:value-type="string" calcext:value-type="string">
            <text:p>TR_UA M5</text:p>
          </table:table-cell>
          <table:table-cell table:style-name="ce42" office:value-type="string" calcext:value-type="string">
            <text:p>SPIx_MISO</text:p>
          </table:table-cell>
          <table:table-cell table:style-name="ce45" office:value-type="string" calcext:value-type="string">
            <text:p>Y limit</text:p>
          </table:table-cell>
          <table:table-cell table:style-name="ce48" office:value-type="string" calcext:value-type="string">
            <text:p>?SDMM_C1_SW</text:p>
          </table:table-cell>
          <table:table-cell table:style-name="ce62" office:value-type="string" calcext:value-type="string">
            <text:p>TR_UA/CSX</text:p>
          </table:table-cell>
          <table:table-cell table:style-name="ce53" table:number-columns-repeated="3"/>
          <table:table-cell/>
          <table:table-cell table:formula="of:=[.D6]" office:value-type="string" office:string-value="Y limit" calcext:value-type="string">
            <text:p>Y limit</text:p>
          </table:table-cell>
          <table:table-cell table:number-columns-repeated="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57" office:value-type="string" calcext:value-type="string">
            <text:p>TR_SCK</text:p>
          </table:table-cell>
          <table:table-cell table:style-name="ce40" office:value-type="string" calcext:value-type="string">
            <text:p>SP DIR</text:p>
          </table:table-cell>
          <table:table-cell table:style-name="ce46" office:value-type="string" calcext:value-type="string">
            <text:p>Z limit</text:p>
          </table:table-cell>
          <table:table-cell table:style-name="ce60" office:value-type="string" calcext:value-type="string">
            <text:p>M4 dir</text:p>
          </table:table-cell>
          <table:table-cell table:style-name="ce63" office:value-type="string" calcext:value-type="string">
            <text:p>TR_UA/CSY</text:p>
          </table:table-cell>
          <table:table-cell table:style-name="ce53" table:number-columns-repeated="3"/>
          <table:table-cell/>
          <table:table-cell table:formula="of:=[.D7]" office:value-type="string" office:string-value="Z limit" calcext:value-type="string">
            <text:p>Z limit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57" office:value-type="string" calcext:value-type="string">
            <text:p>TR_MISO</text:p>
          </table:table-cell>
          <table:table-cell table:style-name="ce41" office:value-type="string" calcext:value-type="string">
            <text:p>QSPI_bk1ncs</text:p>
          </table:table-cell>
          <table:table-cell table:style-name="ce52" office:value-type="string" calcext:value-type="string">
            <text:p>M3 limit</text:p>
          </table:table-cell>
          <table:table-cell table:style-name="ce42" office:value-type="string" calcext:value-type="string">
            <text:p>SPIx_CS</text:p>
          </table:table-cell>
          <table:table-cell table:style-name="ce64" office:value-type="string" calcext:value-type="string">
            <text:p>TR_UA/CSZ</text:p>
          </table:table-cell>
          <table:table-cell table:style-name="ce53" table:number-columns-repeated="3"/>
          <table:table-cell/>
          <table:table-cell table:formula="of:=[.D8]" office:value-type="string" office:string-value="M3 limit" calcext:value-type="string">
            <text:p>M3 limit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57" office:value-type="string" calcext:value-type="string">
            <text:p>TR_MOSI</text:p>
          </table:table-cell>
          <table:table-cell table:style-name="ce40" office:value-type="string" calcext:value-type="string">
            <text:p>SP EN</text:p>
          </table:table-cell>
          <table:table-cell table:style-name="ce60" office:value-type="string" calcext:value-type="string">
            <text:p>M4 limit</text:p>
          </table:table-cell>
          <table:table-cell table:style-name="ce42" office:value-type="string" calcext:value-type="string">
            <text:p>SPIx_MOSI</text:p>
          </table:table-cell>
          <table:table-cell table:style-name="ce52" office:value-type="string" calcext:value-type="string">
            <text:p>M3 step</text:p>
          </table:table-cell>
          <table:table-cell table:style-name="ce53" table:number-columns-repeated="3"/>
          <table:table-cell/>
          <table:table-cell table:formula="of:=[.D9]" office:value-type="string" office:string-value="M4 limit" calcext:value-type="string">
            <text:p>M4 limit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58" office:value-type="string" calcext:value-type="string">
            <text:p>WIZ_SS</text:p>
          </table:table-cell>
          <table:table-cell table:style-name="ce43" office:value-type="string" calcext:value-type="string">
            <office:annotation draw:style-name="gr1" draw:text-style-name="P2" svg:width="28.99mm" svg:height="17.99mm" svg:x="54.01mm" svg:y="45.53mm" draw:caption-point-x="-6.1mm" draw:caption-point-y="15.1mm">
              <dc:date>2024-03-05T00:00:00</dc:date>
              <text:p text:style-name="P1">do we need a strobe pin in addition?</text:p>
              <text:p text:style-name="P1">RTFI keypad...</text:p>
            </office:annotation>
            <text:p>keypad_SCL</text:p>
          </table:table-cell>
          <table:table-cell table:style-name="ce47" office:value-type="string" calcext:value-type="string">
            <text:p>SDMM_C1_D0</text:p>
          </table:table-cell>
          <table:table-cell table:style-name="ce39" office:value-type="string" calcext:value-type="string">
            <text:p>Reset</text:p>
          </table:table-cell>
          <table:table-cell table:style-name="ce52" office:value-type="string" calcext:value-type="string">
            <text:p>M3 dir</text:p>
          </table:table-cell>
          <table:table-cell table:style-name="ce53" table:number-columns-repeated="3"/>
          <table:table-cell/>
          <table:table-cell table:formula="of:=[.E10]" office:value-type="string" office:string-value="Reset" calcext:value-type="string">
            <text:p>Reset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Default" office:value-type="string" calcext:value-type="string">
            <text:p>UA1_TX</text:p>
          </table:table-cell>
          <table:table-cell table:style-name="ce43" office:value-type="string" calcext:value-type="string">
            <text:p>keypad_SDA</text:p>
          </table:table-cell>
          <table:table-cell table:style-name="ce47" office:value-type="string" calcext:value-type="string">
            <text:p>SDMM_C1_D1</text:p>
          </table:table-cell>
          <table:table-cell table:style-name="ce39" office:value-type="string" calcext:value-type="string">
            <text:p>Feed hold</text:p>
          </table:table-cell>
          <table:table-cell table:style-name="ce52" office:value-type="string" calcext:value-type="string">
            <text:p>M3 en</text:p>
          </table:table-cell>
          <table:table-cell table:style-name="ce53" table:number-columns-repeated="3"/>
          <table:table-cell/>
          <table:table-cell table:formula="of:=[.E11]" office:value-type="string" office:string-value="Feed hold" calcext:value-type="string">
            <text:p>Feed hold</text:p>
          </table:table-cell>
          <table:table-cell table:number-columns-repeated="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Default" office:value-type="string" calcext:value-type="string">
            <text:p>UA2_TX</text:p>
          </table:table-cell>
          <table:table-cell table:style-name="ce44" office:value-type="string" calcext:value-type="string">
            <text:p>X step</text:p>
          </table:table-cell>
          <table:table-cell table:style-name="ce47" office:value-type="string" calcext:value-type="string">
            <text:p>SDMM_C1_D2</text:p>
          </table:table-cell>
          <table:table-cell table:style-name="ce39" office:value-type="string" calcext:value-type="string">
            <text:p>Cycle start</text:p>
          </table:table-cell>
          <table:table-cell table:style-name="ce67" office:value-type="string" calcext:value-type="string">
            <office:annotation draw:style-name="gr1" draw:text-style-name="P2" svg:width="28.99mm" svg:height="17.99mm" svg:x="114.02mm" svg:y="59.54mm" draw:caption-point-x="-6.1mm" draw:caption-point-y="15.1mm">
              <dc:date>2024-03-05T00:00:00</dc:date>
              <text:p text:style-name="P1">THC torch ctrl<text:line-break/>--- LCD-LED</text:p>
              <text:p text:style-name="P1"/>
            </office:annotation>
            <text:p>aux_out1</text:p>
          </table:table-cell>
          <table:table-cell table:style-name="ce53" table:number-columns-repeated="3"/>
          <table:table-cell/>
          <table:table-cell table:formula="of:=[.E12]" office:value-type="string" office:string-value="Cycle start" calcext:value-type="string">
            <text:p>Cycle start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38" office:value-type="string" calcext:value-type="string">
            <text:p>USB1_DN</text:p>
          </table:table-cell>
          <table:table-cell table:style-name="ce45" office:value-type="string" calcext:value-type="string">
            <text:p>Y step</text:p>
          </table:table-cell>
          <table:table-cell table:style-name="ce47" office:value-type="string" calcext:value-type="string">
            <text:p>SDMM_C1_D3</text:p>
          </table:table-cell>
          <table:table-cell table:style-name="ce41" office:value-type="string" calcext:value-type="string">
            <text:p>QSPI_BK1_IO0</text:p>
          </table:table-cell>
          <table:table-cell table:style-name="ce39" office:value-type="string" calcext:value-type="string">
            <text:p>aux_DI_0</text:p>
          </table:table-cell>
          <table:table-cell table:style-name="ce53" table:number-columns-repeated="3"/>
          <table:table-cell/>
          <table:table-cell table:formula="of:=[.F13]" office:value-type="string" office:string-value="aux_DI_0" calcext:value-type="string">
            <text:p>aux_DI_0</text:p>
          </table:table-cell>
          <table:table-cell/>
          <table:table-cell table:style-name="ce61" office:value-type="string" calcext:value-type="string">
            <office:annotation draw:style-name="gr1" draw:text-style-name="P2" svg:width="28.99mm" svg:height="17.99mm" svg:x="204.33mm" svg:y="66.54mm" draw:caption-point-x="-6.1mm" draw:caption-point-y="15.1mm">
              <dc:date>2024-03-05T00:00:00</dc:date>
              <text:p text:style-name="P1">move to pin no w/o irq</text:p>
            </office:annotation>
            <text:p>safety_door</text:p>
          </table:table-cell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38" office:value-type="string" calcext:value-type="string">
            <text:p>USB2_DP</text:p>
          </table:table-cell>
          <table:table-cell table:style-name="ce46" office:value-type="string" calcext:value-type="string">
            <text:p>Z step</text:p>
          </table:table-cell>
          <table:table-cell table:style-name="ce47" office:value-type="string" calcext:value-type="string">
            <text:p>SDMM_C1_CK</text:p>
          </table:table-cell>
          <table:table-cell table:style-name="ce41" office:value-type="string" calcext:value-type="string">
            <text:p>QSPI_BK1_IO1</text:p>
          </table:table-cell>
          <table:table-cell table:style-name="ce39" office:value-type="string" calcext:value-type="string">
            <text:p>aux_DI_1</text:p>
          </table:table-cell>
          <table:table-cell table:style-name="ce53" table:number-columns-repeated="3"/>
          <table:table-cell/>
          <table:table-cell table:formula="of:=[.F14]" office:value-type="string" office:string-value="aux_DI_1" calcext:value-type="string">
            <text:p>aux_DI_1</text:p>
          </table:table-cell>
          <table:table-cell/>
          <table:table-cell table:style-name="ce39" office:value-type="string" calcext:value-type="string">
            <text:p>motor_warn</text:p>
          </table:table-cell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3" office:value-type="string" calcext:value-type="string">
            <text:p>SWDIO</text:p>
          </table:table-cell>
          <table:table-cell table:style-name="ce44" office:value-type="string" calcext:value-type="string">
            <text:p>X dir</text:p>
          </table:table-cell>
          <table:table-cell table:style-name="ce39" office:value-type="string" calcext:value-type="string">
            <office:annotation draw:style-name="gr1" draw:text-style-name="P2" svg:width="28.99mm" svg:height="17.99mm" svg:x="74.01mm" svg:y="80.54mm" draw:caption-point-x="-6.1mm" draw:caption-point-y="15.1mm">
              <dc:date>2024-03-05T00:00:00</dc:date>
              <text:p text:style-name="P1">thc torch OK</text:p>
            </office:annotation>
            <text:p>aux_DI_5</text:p>
          </table:table-cell>
          <table:table-cell table:style-name="ce41" office:value-type="string" calcext:value-type="string">
            <text:p>QSPI_BK1_IO3</text:p>
          </table:table-cell>
          <table:table-cell table:style-name="ce39" office:value-type="string" calcext:value-type="string">
            <office:annotation draw:style-name="gr1" draw:text-style-name="P2" svg:width="28.99mm" svg:height="17.99mm" svg:x="114.02mm" svg:y="80.54mm" draw:caption-point-x="-6.1mm" draw:caption-point-y="15.1mm">
              <dc:date>2024-03-05T00:00:00</dc:date>
              <text:p text:style-name="P1">estop</text:p>
              <text:p text:style-name="P1"/>
            </office:annotation>
            <text:p>aux_DI_2</text:p>
          </table:table-cell>
          <table:table-cell table:style-name="ce53" table:number-columns-repeated="3"/>
          <table:table-cell/>
          <table:table-cell table:style-name="ce69" table:formula="of:=[.F15]" office:value-type="string" office:string-value="aux_DI_2" calcext:value-type="string">
            <text:p>aux_DI_2</text:p>
          </table:table-cell>
          <table:table-cell/>
          <table:table-cell office:value-type="string" calcext:value-type="string">
            <text:p>estop</text:p>
          </table:table-cell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3" office:value-type="string" calcext:value-type="string">
            <text:p>SWDCLK</text:p>
          </table:table-cell>
          <table:table-cell table:style-name="ce45" office:value-type="string" calcext:value-type="string">
            <text:p>Y dir</text:p>
          </table:table-cell>
          <table:table-cell table:style-name="ce38" office:value-type="string" calcext:value-type="string">
            <text:p>OSC_32</text:p>
          </table:table-cell>
          <table:table-cell table:style-name="ce40" office:value-type="string" calcext:value-type="string">
            <text:p>Cool flood</text:p>
          </table:table-cell>
          <table:table-cell table:style-name="ce39" office:value-type="string" calcext:value-type="string">
            <text:p>aux_DI_3</text:p>
          </table:table-cell>
          <table:table-cell table:style-name="ce53" table:number-columns-repeated="3"/>
          <table:table-cell/>
          <table:table-cell table:formula="of:=[.F16]" office:value-type="string" office:string-value="aux_DI_3" calcext:value-type="string">
            <text:p>aux_DI_3</text:p>
          </table:table-cell>
          <table:table-cell/>
          <table:table-cell office:value-type="string" calcext:value-type="string">
            <text:p>stop</text:p>
          </table:table-cell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39" office:value-type="string" calcext:value-type="string">
            <text:p>Z probe</text:p>
          </table:table-cell>
          <table:table-cell table:style-name="ce46" office:value-type="string" calcext:value-type="string">
            <text:p>Z dir</text:p>
          </table:table-cell>
          <table:table-cell table:style-name="ce38" office:value-type="string" calcext:value-type="string">
            <text:p>OSC_32</text:p>
          </table:table-cell>
          <table:table-cell table:style-name="ce40" office:value-type="string" calcext:value-type="string">
            <text:p>Cool mist</text:p>
          </table:table-cell>
          <table:table-cell table:style-name="ce39" office:value-type="string" calcext:value-type="string">
            <text:p>aux_DI_4</text:p>
          </table:table-cell>
          <table:table-cell table:style-name="ce53" table:number-columns-repeated="3"/>
          <table:table-cell/>
          <table:table-cell table:formula="of:=[.B17]" office:value-type="string" office:string-value="Z probe" calcext:value-type="string">
            <office:annotation draw:style-name="gr1" draw:text-style-name="P2" svg:width="28.99mm" svg:height="17.99mm" svg:x="159.17mm" svg:y="94.55mm" draw:caption-point-x="-6.1mm" draw:caption-point-y="15.1mm">
              <dc:date>2024-03-05T00:00:00</dc:date>
              <text:p text:style-name="P1">IRQ??</text:p>
              <text:p text:style-name="P1"/>
            </office:annotation>
            <text:p>Z probe</text:p>
          </table:table-cell>
          <table:table-cell/>
          <table:table-cell office:value-type="string" calcext:value-type="string">
            <text:p>aux free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4-03-03T23:18:59.665219824</meta:creation-date>
    <meta:generator>LibreOffice/7.0.4.2$Linux_X86_64 LibreOffice_project/00$Build-2</meta:generator>
    <dc:date>2024-03-05T22:25:13.949965227</dc:date>
    <meta:editing-duration>P1DT23H6M8S</meta:editing-duration>
    <meta:editing-cycles>27</meta:editing-cycles>
    <meta:document-statistic meta:table-count="8" meta:cell-count="1732" meta:object-count="0"/>
  </office:meta>
</office:document-meta>
</file>